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Pictures/100000010000006A0000002AA31CDED975DB29A4.png" manifest:media-type="image/png"/>
  <manifest:file-entry manifest:full-path="Object 6/Pictures/2000002F00000AD100000449E4B288807843F45B.svm" manifest:media-type="image/x-svm"/>
  <manifest:file-entry manifest:full-path="Object 6/" manifest:media-type="application/vnd.oasis.opendocument.chart"/>
  <manifest:file-entry manifest:full-path="Pictures/100000010000006A0000002AA31CDED975DB29A4.png" manifest:media-type="image/png"/>
  <manifest:file-entry manifest:full-path="Pictures/2000002F00000AD100000449E4B288807843F45B.svm" manifest:media-type="image/x-svm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Pictures/100000010000006A0000002AA31CDED975DB29A4.png" manifest:media-type="image/png"/>
  <manifest:file-entry manifest:full-path="Object 8/Pictures/2000002F00000AD100000449E4B288807843F45B.svm" manifest:media-type="image/x-svm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84in"/>
    </style:style>
    <style:style style:name="co3" style:family="table-column">
      <style:table-column-properties fo:break-before="auto" style:column-width="1.7366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611in" fo:break-before="auto" style:use-optimal-row-height="false"/>
    </style:style>
    <style:style style:name="ro3" style:family="table-row">
      <style:table-row-properties style:row-height="0.372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2575in" fo:break-before="auto" style:use-optimal-row-height="true"/>
    </style:style>
    <style:style style:name="ro10" style:family="table-row">
      <style:table-row-properties style:row-height="0.2409in" fo:break-before="auto" style:use-optimal-row-height="true"/>
    </style:style>
    <style:style style:name="ro11" style:family="table-row">
      <style:table-row-properties style:row-height="0.2736in" fo:break-before="auto" style:use-optimal-row-height="true"/>
    </style:style>
    <style:style style:name="ro12" style:family="table-row">
      <style:table-row-properties style:row-height="0.4043in" fo:break-before="auto" style:use-optimal-row-height="false"/>
    </style:style>
    <style:style style:name="ro13" style:family="table-row">
      <style:table-row-properties style:row-height="0.5591in" fo:break-before="auto" style:use-optimal-row-height="false"/>
    </style:style>
    <style:style style:name="ro14" style:family="table-row">
      <style:table-row-properties style:row-height="0.3937in" fo:break-before="auto" style:use-optimal-row-height="false"/>
    </style:style>
    <style:style style:name="ro15" style:family="table-row">
      <style:table-row-properties style:row-height="0.9016in" fo:break-before="auto" style:use-optimal-row-height="false"/>
    </style:style>
    <style:style style:name="ro16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5" style:family="table-cell" style:parent-style-name="Default">
      <style:text-properties fo:font-size="22pt" style:font-size-asian="22pt" style:font-size-complex="22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41" style:family="table-cell" style:parent-style-name="Default">
      <style:table-cell-properties style:vertical-align="middle"/>
      <style:text-properties fo:font-size="13pt" fo:font-weight="normal" style:font-size-asian="13pt" style:font-weight-asian="normal" style:font-size-complex="13pt" style:font-weight-complex="normal"/>
    </style:style>
    <style:style style:name="ce42" style:family="table-cell" style:parent-style-name="Default">
      <style:table-cell-properties style:vertical-align="middle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style:vertical-align="bottom"/>
      <style:paragraph-properties fo:text-align="end" fo:margin-left="0in"/>
      <style:text-properties fo:font-size="13pt" style:font-size-asian="13pt" style:font-size-complex="13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8" style:family="table-cell" style:parent-style-name="Default">
      <style:table-cell-properties style:vertical-align="middle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a933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bbe33d" style:vertical-align="middle"/>
      <style:text-properties fo:color="#000000" fo:font-size="13pt" fo:font-weight="normal" style:font-size-asian="13pt" style:font-weight-asian="normal" style:font-size-complex="13pt" style:font-weight-complex="normal"/>
    </style:style>
    <style:style style:name="ce61" style:family="table-cell" style:parent-style-name="Default">
      <style:table-cell-properties fo:background-color="#999999"/>
      <style:text-properties fo:font-size="13pt" style:font-size-asian="13pt" style:font-size-complex="13pt"/>
    </style:style>
    <style:style style:name="ce62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63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64" style:family="table-cell" style:parent-style-name="Default">
      <style:table-cell-properties fo:background-color="transparent" style:vertical-align="middle"/>
      <style:text-properties fo:color="#000000" fo:font-size="13pt" fo:font-weight="normal" style:font-size-asian="13pt" style:font-weight-asian="normal" style:font-size-complex="13pt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999999" style:vertical-align="middle"/>
      <style:text-properties fo:font-size="13pt" fo:font-weight="normal" style:font-size-asian="13pt" style:font-weight-asian="normal" style:font-size-complex="13pt" style:font-weight-complex="normal"/>
    </style:style>
    <style:style style:name="ce67" style:family="table-cell" style:parent-style-name="Default">
      <style:table-cell-properties fo:background-color="#bbe33d"/>
      <style:text-properties fo:color="#000000" fo:font-size="13pt" style:font-size-asian="13pt" style:font-size-complex="13pt"/>
    </style:style>
    <style:style style:name="ce6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69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background-color="transparent"/>
      <style:text-properties fo:color="#000000"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3pt" style:font-size-asian="13pt" style:font-size-complex="13pt"/>
    </style:style>
    <style:style style:name="ce54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ize="13pt" style:font-size-asian="13pt" style:font-size-complex="13pt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999999" style:vertical-align="middle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bbe33d"/>
      <style:text-properties fo:font-size="13pt" style:font-size-asian="13pt" style:font-size-complex="13pt"/>
    </style:style>
    <style:style style:name="ce7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729fcf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79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fo:color="#00a933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eeeeee" fo:border="0.74pt solid #000000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eeeeee" fo:wrap-option="wrap" fo:border="0.74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yuthi" fo:font-size="13pt" style:font-size-asian="13pt" style:font-size-complex="13pt"/>
    </style:style>
    <style:style style:name="ce6" style:family="table-cell" style:parent-style-name="Default" style:data-style-name="N81"/>
    <style:style style:name="ce7" style:family="table-cell" style:parent-style-name="Default">
      <style:text-properties style:font-name="Dyuthi" fo:font-size="13pt" style:font-size-asian="13pt" style:font-size-complex="13pt"/>
    </style:style>
    <style:style style:name="ce8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3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3pt" style:font-size-complex="13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 fo:font-size="10pt" fo:font-weight="normal" style:font-size-asian="10pt" style:font-size-complex="10pt" style:font-weight-asian="normal" style:font-weight-complex="normal"/>
    </style:style>
    <style:style style:name="T4" style:family="text">
      <style:text-properties style:font-name="Liberation Sans" fo:font-size="13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3pt" style:font-size-complex="13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A_GENERAL" table:style-name="ta1">
        <table:table-column table:style-name="co1" table:default-cell-style-name="Default"/>
        <table:table-column table:style-name="co1" table:default-cell-style-name="ce34"/>
        <table:table-column table:style-name="co1" table:number-columns-repeated="5" table:default-cell-style-name="ce38"/>
        <table:table-column table:style-name="co1" table:default-cell-style-name="ce40"/>
        <table:table-column table:style-name="co1" table:number-columns-repeated="1016" table:default-cell-style-name="ce35"/>
        <table:table-row table:style-name="ro1">
          <table:table-cell table:style-name="ce31" office:value-type="string" calcext:value-type="string" table:number-columns-spanned="9" table:number-rows-spanned="1">
            <text:p>Gaussian processes kernel inversion</text:p>
          </table:table-cell>
          <table:covered-table-cell table:style-name="ce14"/>
          <table:covered-table-cell table:number-columns-repeated="6" table:style-name="ce36"/>
          <table:covered-table-cell table:style-name="ce57"/>
          <table:table-cell table:style-name="ce57" table:number-columns-repeated="1015"/>
        </table:table-row>
        <table:table-row table:style-name="ro2">
          <table:table-cell/>
          <table:table-cell table:style-name="ce14" office:value-type="string" calcext:value-type="string">
            <text:p>Problem Size/ Threads</text:p>
          </table:table-cell>
          <table:table-cell table:style-name="ce36" office:value-type="float" office:value="512" calcext:value-type="float">
            <text:p>512</text:p>
          </table:table-cell>
          <table:table-cell table:style-name="ce36" office:value-type="float" office:value="1024" calcext:value-type="float">
            <text:p>1024</text:p>
          </table:table-cell>
          <table:table-cell table:style-name="ce36" office:value-type="float" office:value="2048" calcext:value-type="float">
            <text:p>2048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2" calcext:value-type="float">
            <text:p>16382</text:p>
          </table:table-cell>
          <table:table-cell table:style-name="ce57" table:number-columns-repeated="1016"/>
        </table:table-row>
        <table:table-row table:style-name="ro3">
          <table:table-cell table:style-name="ce32" office:value-type="string" calcext:value-type="string" table:number-columns-spanned="1" table:number-rows-spanned="7">
            <text:p>Time duration in seconds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0.12" calcext:value-type="float">
            <text:p>0.12</text:p>
          </table:table-cell>
          <table:table-cell table:style-name="ce41" office:value-type="float" office:value="0.54" calcext:value-type="float">
            <text:p>0.54</text:p>
          </table:table-cell>
          <table:table-cell table:style-name="ce41" office:value-type="float" office:value="2.52" calcext:value-type="float">
            <text:p>2.52</text:p>
          </table:table-cell>
          <table:table-cell table:style-name="ce41" office:value-type="float" office:value="14.13" calcext:value-type="float">
            <text:p>14.13</text:p>
          </table:table-cell>
          <table:table-cell table:style-name="ce41" office:value-type="float" office:value="81.65" calcext:value-type="float">
            <text:p>81.65</text:p>
          </table:table-cell>
          <table:table-cell table:style-name="ce42" office:value-type="float" office:value="549.5" calcext:value-type="float">
            <text:p>549.5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0.56" calcext:value-type="float">
            <text:p>0.56</text:p>
          </table:table-cell>
          <table:table-cell office:value-type="float" office:value="1.67" calcext:value-type="float">
            <text:p>1.67</text:p>
          </table:table-cell>
          <table:table-cell office:value-type="float" office:value="9.36" calcext:value-type="float">
            <text:p>9.36</text:p>
          </table:table-cell>
          <table:table-cell office:value-type="float" office:value="50.39" calcext:value-type="float">
            <text:p>50.39</text:p>
          </table:table-cell>
          <table:table-cell table:style-name="ce38" office:value-type="float" office:value="363.891" calcext:value-type="float">
            <text:p>363.891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office:value-type="float" office:value="0.089" calcext:value-type="float">
            <text:p>0.089</text:p>
          </table:table-cell>
          <table:table-cell office:value-type="float" office:value="0.47" calcext:value-type="float">
            <text:p>0.47</text:p>
          </table:table-cell>
          <table:table-cell office:value-type="float" office:value="1.51" calcext:value-type="float">
            <text:p>1.51</text:p>
          </table:table-cell>
          <table:table-cell office:value-type="float" office:value="7.73" calcext:value-type="float">
            <text:p>7.73</text:p>
          </table:table-cell>
          <table:table-cell office:value-type="float" office:value="37.7" calcext:value-type="float">
            <text:p>37.7</text:p>
          </table:table-cell>
          <table:table-cell table:style-name="ce38" office:value-type="float" office:value="211.798" calcext:value-type="float">
            <text:p>211.798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0.33" calcext:value-type="float">
            <text:p>0.33</text:p>
          </table:table-cell>
          <table:table-cell office:value-type="float" office:value="1.4" calcext:value-type="float">
            <text:p>1.4</text:p>
          </table:table-cell>
          <table:table-cell office:value-type="float" office:value="7.73" calcext:value-type="float">
            <text:p>7.73</text:p>
          </table:table-cell>
          <table:table-cell office:value-type="float" office:value="36.42" calcext:value-type="float">
            <text:p>36.42</text:p>
          </table:table-cell>
          <table:table-cell table:style-name="ce38" office:value-type="float" office:value="181.93" calcext:value-type="float">
            <text:p>181.93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8" calcext:value-type="float">
            <text:p>8</text:p>
          </table:table-cell>
          <table:table-cell office:value-type="float" office:value="0.29" calcext:value-type="float">
            <text:p>0.29</text:p>
          </table:table-cell>
          <table:table-cell office:value-type="float" office:value="0.38" calcext:value-type="float">
            <text:p>0.38</text:p>
          </table:table-cell>
          <table:table-cell office:value-type="float" office:value="1.31" calcext:value-type="float">
            <text:p>1.31</text:p>
          </table:table-cell>
          <table:table-cell office:value-type="float" office:value="7.4" calcext:value-type="float">
            <text:p>7.4</text:p>
          </table:table-cell>
          <table:table-cell office:value-type="float" office:value="35.1" calcext:value-type="float">
            <text:p>35.1</text:p>
          </table:table-cell>
          <table:table-cell table:style-name="ce44" office:value-type="float" office:value="157.57" calcext:value-type="float">
            <text:p>157.57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55" calcext:value-type="float">
            <text:p>0.55</text:p>
          </table:table-cell>
          <table:table-cell office:value-type="float" office:value="1.8" calcext:value-type="float">
            <text:p>1.8</text:p>
          </table:table-cell>
          <table:table-cell office:value-type="float" office:value="7.2" calcext:value-type="float">
            <text:p>7.2</text:p>
          </table:table-cell>
          <table:table-cell office:value-type="float" office:value="34.7" calcext:value-type="float">
            <text:p>34.7</text:p>
          </table:table-cell>
          <table:table-cell table:style-name="ce38" office:value-type="float" office:value="152.52" calcext:value-type="float">
            <text:p>152.52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28" calcext:value-type="float">
            <text:p>28</text:p>
          </table:table-cell>
          <table:table-cell office:value-type="float" office:value="0.54" calcext:value-type="float">
            <text:p>0.54</text:p>
          </table:table-cell>
          <table:table-cell office:value-type="float" office:value="1.24" calcext:value-type="float">
            <text:p>1.24</text:p>
          </table:table-cell>
          <table:table-cell office:value-type="float" office:value="2.94" calcext:value-type="float">
            <text:p>2.94</text:p>
          </table:table-cell>
          <table:table-cell office:value-type="float" office:value="9.2" calcext:value-type="float">
            <text:p>9.2</text:p>
          </table:table-cell>
          <table:table-cell office:value-type="float" office:value="37.48" calcext:value-type="float">
            <text:p>37.48</text:p>
          </table:table-cell>
          <table:table-cell table:style-name="ce38" office:value-type="float" office:value="156.72" calcext:value-type="float">
            <text:p>156.72</text:p>
          </table:table-cell>
          <table:table-cell table:number-columns-repeated="1016"/>
        </table:table-row>
        <table:table-row table:style-name="ro3">
          <table:table-cell/>
          <table:table-cell table:style-name="ce35" table:number-columns-repeated="7"/>
          <table:table-cell table:number-columns-repeated="1016"/>
        </table:table-row>
        <table:table-row table:style-name="ro3">
          <table:table-cell table:style-name="ce31" office:value-type="string" calcext:value-type="string" table:number-columns-spanned="9" table:number-rows-spanned="1">
            <text:p>Kernel ridge regression kernel inversion</text:p>
          </table:table-cell>
          <table:covered-table-cell table:style-name="ce14"/>
          <table:covered-table-cell table:number-columns-repeated="6" table:style-name="ce36"/>
          <table:covered-table-cell table:style-name="ce57"/>
          <table:table-cell table:number-columns-repeated="1015"/>
        </table:table-row>
        <table:table-row table:style-name="ro4">
          <table:table-cell/>
          <table:table-cell table:style-name="ce14" office:value-type="string" calcext:value-type="string">
            <text:p>Problem Size/ Threads</text:p>
          </table:table-cell>
          <table:table-cell table:style-name="ce36" office:value-type="float" office:value="512" calcext:value-type="float">
            <text:p>512</text:p>
          </table:table-cell>
          <table:table-cell table:style-name="ce36" office:value-type="float" office:value="1024" calcext:value-type="float">
            <text:p>1024</text:p>
          </table:table-cell>
          <table:table-cell table:style-name="ce36" office:value-type="float" office:value="2048" calcext:value-type="float">
            <text:p>2048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2" calcext:value-type="float">
            <text:p>16382</text:p>
          </table:table-cell>
          <table:table-cell table:style-name="ce57"/>
          <table:table-cell table:number-columns-repeated="1015"/>
        </table:table-row>
        <table:table-row table:style-name="ro3">
          <table:table-cell table:style-name="ce32" office:value-type="string" calcext:value-type="string" table:number-columns-spanned="1" table:number-rows-spanned="7">
            <text:p>Time duration in seconds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0.29" calcext:value-type="float">
            <text:p>0.29</text:p>
          </table:table-cell>
          <table:table-cell table:style-name="ce39" office:value-type="float" office:value="0.51" calcext:value-type="float">
            <text:p>0.51</text:p>
          </table:table-cell>
          <table:table-cell table:style-name="ce39" office:value-type="float" office:value="2.38" calcext:value-type="float">
            <text:p>2.38</text:p>
          </table:table-cell>
          <table:table-cell table:style-name="ce39" office:value-type="float" office:value="14.166" calcext:value-type="float">
            <text:p>14.166</text:p>
          </table:table-cell>
          <table:table-cell table:style-name="ce39" office:value-type="float" office:value="80.58" calcext:value-type="float">
            <text:p>80.58</text:p>
          </table:table-cell>
          <table:table-cell table:style-name="ce43" office:value-type="float" office:value="519.32" calcext:value-type="float">
            <text:p>519.32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table:style-name="ce40" office:value-type="float" office:value="0.08" calcext:value-type="float">
            <text:p>0.08</text:p>
          </table:table-cell>
          <table:table-cell table:style-name="ce40" office:value-type="float" office:value="0.36" calcext:value-type="float">
            <text:p>0.36</text:p>
          </table:table-cell>
          <table:table-cell table:style-name="ce40" office:value-type="float" office:value="1.6" calcext:value-type="float">
            <text:p>1.6</text:p>
          </table:table-cell>
          <table:table-cell table:style-name="ce40" office:value-type="float" office:value="10.38" calcext:value-type="float">
            <text:p>10.38</text:p>
          </table:table-cell>
          <table:table-cell table:style-name="ce40" office:value-type="float" office:value="52.34" calcext:value-type="float">
            <text:p>52.34</text:p>
          </table:table-cell>
          <table:table-cell office:value-type="float" office:value="273.865" calcext:value-type="float">
            <text:p>273.865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34" calcext:value-type="float">
            <text:p>0.34</text:p>
          </table:table-cell>
          <table:table-cell table:style-name="ce40" office:value-type="float" office:value="1.3" calcext:value-type="float">
            <text:p>1.3</text:p>
          </table:table-cell>
          <table:table-cell table:style-name="ce40" office:value-type="float" office:value="8.5" calcext:value-type="float">
            <text:p>8.5</text:p>
          </table:table-cell>
          <table:table-cell table:style-name="ce39" office:value-type="float" office:value="37.2" calcext:value-type="float">
            <text:p>37.2</text:p>
          </table:table-cell>
          <table:table-cell office:value-type="float" office:value="169.825" calcext:value-type="float">
            <text:p>169.825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6" calcext:value-type="float">
            <text:p>6</text:p>
          </table:table-cell>
          <table:table-cell table:style-name="ce40" office:value-type="float" office:value="0.12" calcext:value-type="float">
            <text:p>0.12</text:p>
          </table:table-cell>
          <table:table-cell table:style-name="ce40" office:value-type="float" office:value="0.4" calcext:value-type="float">
            <text:p>0.4</text:p>
          </table:table-cell>
          <table:table-cell table:style-name="ce40" office:value-type="float" office:value="1.3" calcext:value-type="float">
            <text:p>1.3</text:p>
          </table:table-cell>
          <table:table-cell table:style-name="ce40" office:value-type="float" office:value="7.5" calcext:value-type="float">
            <text:p>7.5</text:p>
          </table:table-cell>
          <table:table-cell table:style-name="ce39" office:value-type="float" office:value="33.98" calcext:value-type="float">
            <text:p>33.98</text:p>
          </table:table-cell>
          <table:table-cell office:value-type="float" office:value="136.848" calcext:value-type="float">
            <text:p>136.848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8" calcext:value-type="float">
            <text:p>8</text:p>
          </table:table-cell>
          <table:table-cell table:style-name="ce40" office:value-type="float" office:value="0.14" calcext:value-type="float">
            <text:p>0.14</text:p>
          </table:table-cell>
          <table:table-cell table:style-name="ce40" office:value-type="float" office:value="0.45" calcext:value-type="float">
            <text:p>0.45</text:p>
          </table:table-cell>
          <table:table-cell table:style-name="ce40" office:value-type="float" office:value="1.27" calcext:value-type="float">
            <text:p>1.27</text:p>
          </table:table-cell>
          <table:table-cell table:style-name="ce40" office:value-type="float" office:value="7.7" calcext:value-type="float">
            <text:p>7.7</text:p>
          </table:table-cell>
          <table:table-cell table:style-name="ce39" office:value-type="float" office:value="30.5" calcext:value-type="float">
            <text:p>30.5</text:p>
          </table:table-cell>
          <table:table-cell office:value-type="float" office:value="122.722" calcext:value-type="float">
            <text:p>122.722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16" calcext:value-type="float">
            <text:p>16</text:p>
          </table:table-cell>
          <table:table-cell table:style-name="ce40" office:value-type="float" office:value="0.26" calcext:value-type="float">
            <text:p>0.26</text:p>
          </table:table-cell>
          <table:table-cell table:style-name="ce40" office:value-type="float" office:value="0.76" calcext:value-type="float">
            <text:p>0.76</text:p>
          </table:table-cell>
          <table:table-cell table:style-name="ce40" office:value-type="float" office:value="1.8" calcext:value-type="float">
            <text:p>1.8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3.2" calcext:value-type="float">
            <text:p>33.2</text:p>
          </table:table-cell>
          <table:table-cell office:value-type="float" office:value="115.598" calcext:value-type="float">
            <text:p>115.598</text:p>
          </table:table-cell>
          <table:table-cell/>
          <table:table-cell table:style-name="Default" table:number-columns-repeated="1015"/>
        </table:table-row>
        <table:table-row table:style-name="ro3">
          <table:covered-table-cell/>
          <table:table-cell office:value-type="float" office:value="28" calcext:value-type="float">
            <text:p>28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1.36" calcext:value-type="float">
            <text:p>1.36</text:p>
          </table:table-cell>
          <table:table-cell table:style-name="ce40" office:value-type="float" office:value="2.99" calcext:value-type="float">
            <text:p>2.99</text:p>
          </table:table-cell>
          <table:table-cell table:style-name="ce40" office:value-type="float" office:value="9.8" calcext:value-type="float">
            <text:p>9.8</text:p>
          </table:table-cell>
          <table:table-cell table:style-name="ce40" office:value-type="float" office:value="34.89" calcext:value-type="float">
            <text:p>34.89</text:p>
          </table:table-cell>
          <table:table-cell office:value-type="float" office:value="113.74" calcext:value-type="float">
            <text:p>113.74</text:p>
          </table:table-cell>
          <table:table-cell/>
          <table:table-cell table:style-name="Default" table:number-columns-repeated="1015"/>
        </table:table-row>
        <table:table-row table:style-name="ro5" table:number-rows-repeated="5">
          <table:table-cell/>
          <table:table-cell table:style-name="Default" table:number-columns-repeated="1023"/>
        </table:table-row>
        <table:table-row table:style-name="ro6">
          <table:table-cell table:number-columns-spanned="13" table:number-rows-spanned="1"/>
          <table:covered-table-cell table:number-columns-repeated="12" table:style-name="Default"/>
          <table:table-cell table:style-name="Default" table:number-columns-repeated="1011"/>
        </table:table-row>
      </table:table>
      <table:table table:name="Scaling" table:style-name="ta1">
        <table:shapes>
          <draw:frame draw:z-index="0" draw:style-name="gr1" draw:text-style-name="P1" svg:width="4.5118in" svg:height="2.5248in" svg:x="12.0268in" svg:y="0.4874in">
            <draw:object draw:notify-on-update-of-ranges="Scaling.B5:Scaling.B11 Scaling.G5:Scaling.G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.5744in" svg:height="2.5161in" svg:x="12.0803in" svg:y="3.3776in">
            <draw:object draw:notify-on-update-of-ranges="Scaling.B15:Scaling.B21 Scaling.G15:Scaling.G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name="Image 1" draw:style-name="gr2" draw:text-style-name="P1" svg:width="1.0898in" svg:height="0.4315in" svg:x="12.1618in" svg:y="2.4681in">
            <draw:image xlink:href="Pictures/2000002F00000AD100000449E4B288807843F45B.svm" xlink:type="simple" xlink:show="embed" xlink:actuate="onLoad" draw:mime-type="image/x-svm">
              <text:p/>
            </draw:image>
            <draw:image xlink:href="Pictures/100000010000006A0000002AA31CDED975DB29A4.png" xlink:type="simple" xlink:show="embed" xlink:actuate="onLoad" draw:mime-type="image/png"/>
          </draw:frame>
          <draw:frame draw:z-index="3" draw:style-name="gr1" draw:text-style-name="P1" svg:width="4.5118in" svg:height="2.5248in" svg:x="7.2461in" svg:y="0.5543in">
            <draw:object draw:notify-on-update-of-ranges="Scaling.B5:Scaling.B11 Scaling.H5:Scaling.H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name="Image 2" draw:style-name="gr2" draw:text-style-name="P1" svg:width="1.0898in" svg:height="0.4315in" svg:x="7.2862in" svg:y="2.5461in">
            <draw:image xlink:href="Pictures/2000002F00000AD100000449E4B288807843F45B.svm" xlink:type="simple" xlink:show="embed" xlink:actuate="onLoad" draw:mime-type="image/x-svm">
              <text:p/>
            </draw:image>
            <draw:image xlink:href="Pictures/100000010000006A0000002AA31CDED975DB29A4.png" xlink:type="simple" xlink:show="embed" xlink:actuate="onLoad" draw:mime-type="image/png"/>
          </draw:frame>
          <draw:frame draw:z-index="5" draw:style-name="gr1" draw:text-style-name="P1" svg:width="4.5744in" svg:height="2.5161in" svg:x="7.2063in" svg:y="3.413in">
            <draw:object draw:notify-on-update-of-ranges="Scaling.B15:Scaling.B21 Scaling.H15:Scaling.H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4"/>
        <table:table-column table:style-name="co1" table:default-cell-style-name="ce38"/>
        <table:table-column table:style-name="co1" table:number-columns-repeated="2" table:default-cell-style-name="Default"/>
        <table:table-column table:style-name="co1" table:default-cell-style-name="ce42"/>
        <table:table-column table:style-name="co1" table:default-cell-style-name="ce54"/>
        <table:table-column table:style-name="co1" table:default-cell-style-name="ce38"/>
        <table:table-column table:style-name="co2" table:default-cell-style-name="Default"/>
        <table:table-column table:style-name="co1" table:default-cell-style-name="Default"/>
        <table:table-row table:style-name="ro7">
          <table:table-cell table:style-name="ce58" office:value-type="string" calcext:value-type="string">
            <text:p><text:span text:style-name="T1">Strong scaling</text:span><text:span text:style-name="T2">: </text:span><text:span text:style-name="T3">To evaluate the performance of the GOFMM-based kernel matrix inversion as the number of processors increases while keeping the problem size fixed</text:span>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9" office:value-type="string" calcext:value-type="string" table:number-columns-spanned="10" table:number-rows-spanned="1">
            <text:p>Gaussian processes kernel inversion</text:p>
          </table:table-cell>
          <table:covered-table-cell table:style-name="ce14"/>
          <table:covered-table-cell table:number-columns-repeated="7" table:style-name="ce36"/>
          <table:covered-table-cell table:style-name="ce57"/>
        </table:table-row>
        <table:table-row table:style-name="ro4">
          <table:table-cell/>
          <table:table-cell table:style-name="ce14" office:value-type="string" calcext:value-type="string">
            <text:p>Problem Size/ Threads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4" calcext:value-type="float">
            <text:p>16384</text:p>
          </table:table-cell>
          <table:table-cell table:style-name="ce49" office:value-type="string" calcext:value-type="string">
            <text:p>SpeedUp 4096</text:p>
          </table:table-cell>
          <table:table-cell table:style-name="ce14" office:value-type="string" calcext:value-type="string">
            <text:p>SpeedUp 8192</text:p>
          </table:table-cell>
          <table:table-cell table:style-name="ce74" office:value-type="string" calcext:value-type="string">
            <text:p>SpeedUp 16384</text:p>
          </table:table-cell>
          <table:table-cell table:number-columns-repeated="2"/>
        </table:table-row>
        <table:table-row table:style-name="ro9">
          <table:table-cell table:style-name="ce32" office:value-type="string" calcext:value-type="string" table:number-columns-spanned="1" table:number-rows-spanned="7">
            <text:p>Time duration in seconds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14.13" calcext:value-type="float">
            <text:p>14.13</text:p>
          </table:table-cell>
          <table:table-cell table:style-name="ce41" office:value-type="float" office:value="81.65" calcext:value-type="float">
            <text:p>81.65</text:p>
          </table:table-cell>
          <table:table-cell table:style-name="ce41" office:value-type="float" office:value="549.5" calcext:value-type="float">
            <text:p>549.5</text:p>
          </table:table-cell>
          <table:table-cell table:formula="of:=[.$C$5]/[.C5]" office:value-type="float" office:value="1" calcext:value-type="float">
            <text:p>1</text:p>
          </table:table-cell>
          <table:table-cell table:formula="of:=[.$D$5]/[.D5]" office:value-type="float" office:value="1" calcext:value-type="float">
            <text:p>1</text:p>
          </table:table-cell>
          <table:table-cell table:formula="of:=[.$E$5]/[.E5]"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covered-table-cell/>
          <table:table-cell office:value-type="float" office:value="2" calcext:value-type="float">
            <text:p>2</text:p>
          </table:table-cell>
          <table:table-cell office:value-type="float" office:value="9.36" calcext:value-type="float">
            <text:p>9.36</text:p>
          </table:table-cell>
          <table:table-cell table:style-name="ce38" office:value-type="float" office:value="50.39" calcext:value-type="float">
            <text:p>50.39</text:p>
          </table:table-cell>
          <table:table-cell table:style-name="ce38" office:value-type="float" office:value="363.891" calcext:value-type="float">
            <text:p>363.891</text:p>
          </table:table-cell>
          <table:table-cell table:style-name="ce38" table:formula="of:=[.$C$5]/[.C6]" office:value-type="float" office:value="1.50961538461538" calcext:value-type="float">
            <text:p>1.50961538461538</text:p>
          </table:table-cell>
          <table:table-cell table:formula="of:=[.$D$5]/[.D6]" office:value-type="float" office:value="1.62036118277436" calcext:value-type="float">
            <text:p>1.62036118277436</text:p>
          </table:table-cell>
          <table:table-cell table:formula="of:=[.$E$5]/[.E6]" office:value-type="float" office:value="1.51006757518048" calcext:value-type="float">
            <text:p>1.51006757518048</text:p>
          </table:table-cell>
          <table:table-cell table:number-columns-repeated="2"/>
        </table:table-row>
        <table:table-row table:style-name="ro9">
          <table:covered-table-cell/>
          <table:table-cell office:value-type="float" office:value="4" calcext:value-type="float">
            <text:p>4</text:p>
          </table:table-cell>
          <table:table-cell office:value-type="float" office:value="7.73" calcext:value-type="float">
            <text:p>7.73</text:p>
          </table:table-cell>
          <table:table-cell table:style-name="ce38" office:value-type="float" office:value="37.7" calcext:value-type="float">
            <text:p>37.7</text:p>
          </table:table-cell>
          <table:table-cell table:style-name="ce38" office:value-type="float" office:value="211.798" calcext:value-type="float">
            <text:p>211.798</text:p>
          </table:table-cell>
          <table:table-cell table:style-name="ce38" table:formula="of:=[.$C$5]/[.C7]" office:value-type="float" office:value="1.82794307891332" calcext:value-type="float">
            <text:p>1.82794307891332</text:p>
          </table:table-cell>
          <table:table-cell table:formula="of:=[.$D$5]/[.D7]" office:value-type="float" office:value="2.1657824933687" calcext:value-type="float">
            <text:p>2.1657824933687</text:p>
          </table:table-cell>
          <table:table-cell table:formula="of:=[.$E$5]/[.E7]" office:value-type="float" office:value="2.5944532054127" calcext:value-type="float">
            <text:p>2.5944532054127</text:p>
          </table:table-cell>
          <table:table-cell table:number-columns-repeated="2"/>
        </table:table-row>
        <table:table-row table:style-name="ro9">
          <table:covered-table-cell/>
          <table:table-cell office:value-type="float" office:value="6" calcext:value-type="float">
            <text:p>6</text:p>
          </table:table-cell>
          <table:table-cell office:value-type="float" office:value="7.73" calcext:value-type="float">
            <text:p>7.73</text:p>
          </table:table-cell>
          <table:table-cell table:style-name="ce38" office:value-type="float" office:value="36.42" calcext:value-type="float">
            <text:p>36.42</text:p>
          </table:table-cell>
          <table:table-cell table:style-name="ce38" office:value-type="float" office:value="181.93" calcext:value-type="float">
            <text:p>181.93</text:p>
          </table:table-cell>
          <table:table-cell table:style-name="ce38" table:formula="of:=[.$C$5]/[.C8]" office:value-type="float" office:value="1.82794307891332" calcext:value-type="float">
            <text:p>1.82794307891332</text:p>
          </table:table-cell>
          <table:table-cell table:formula="of:=[.$D$5]/[.D8]" office:value-type="float" office:value="2.24190005491488" calcext:value-type="float">
            <text:p>2.24190005491488</text:p>
          </table:table-cell>
          <table:table-cell table:formula="of:=[.$E$5]/[.E8]" office:value-type="float" office:value="3.02039245863794" calcext:value-type="float">
            <text:p>3.02039245863794</text:p>
          </table:table-cell>
          <table:table-cell table:number-columns-repeated="2"/>
        </table:table-row>
        <table:table-row table:style-name="ro9">
          <table:covered-table-cell/>
          <table:table-cell office:value-type="float" office:value="8" calcext:value-type="float">
            <text:p>8</text:p>
          </table:table-cell>
          <table:table-cell office:value-type="float" office:value="7.4" calcext:value-type="float">
            <text:p>7.4</text:p>
          </table:table-cell>
          <table:table-cell table:style-name="ce44" office:value-type="float" office:value="35.1" calcext:value-type="float">
            <text:p>35.1</text:p>
          </table:table-cell>
          <table:table-cell table:style-name="ce44" office:value-type="float" office:value="157.57" calcext:value-type="float">
            <text:p>157.57</text:p>
          </table:table-cell>
          <table:table-cell table:style-name="ce38" table:formula="of:=[.$C$5]/[.C9]" office:value-type="float" office:value="1.90945945945946" calcext:value-type="float">
            <text:p>1.90945945945946</text:p>
          </table:table-cell>
          <table:table-cell table:formula="of:=[.$D$5]/[.D9]" office:value-type="float" office:value="2.32621082621083" calcext:value-type="float">
            <text:p>2.32621082621083</text:p>
          </table:table-cell>
          <table:table-cell table:formula="of:=[.$E$5]/[.E9]" office:value-type="float" office:value="3.48733896046202" calcext:value-type="float">
            <text:p>3.48733896046202</text:p>
          </table:table-cell>
          <table:table-cell table:number-columns-repeated="2"/>
        </table:table-row>
        <table:table-row table:style-name="ro9">
          <table:covered-table-cell/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style-name="ce38" office:value-type="float" office:value="34.7" calcext:value-type="float">
            <text:p>34.7</text:p>
          </table:table-cell>
          <table:table-cell table:style-name="ce38" office:value-type="float" office:value="152.52" calcext:value-type="float">
            <text:p>152.52</text:p>
          </table:table-cell>
          <table:table-cell table:style-name="ce38" table:formula="of:=[.$C$5]/[.C10]" office:value-type="float" office:value="1.9625" calcext:value-type="float">
            <text:p>1.9625</text:p>
          </table:table-cell>
          <table:table-cell table:formula="of:=[.$D$5]/[.D10]" office:value-type="float" office:value="2.35302593659942" calcext:value-type="float">
            <text:p>2.35302593659942</text:p>
          </table:table-cell>
          <table:table-cell table:formula="of:=[.$E$5]/[.E10]" office:value-type="float" office:value="3.60280618935222" calcext:value-type="float">
            <text:p>3.60280618935222</text:p>
          </table:table-cell>
          <table:table-cell table:number-columns-repeated="2"/>
        </table:table-row>
        <table:table-row table:style-name="ro9">
          <table:covered-table-cell/>
          <table:table-cell office:value-type="float" office:value="28" calcext:value-type="float">
            <text:p>28</text:p>
          </table:table-cell>
          <table:table-cell office:value-type="float" office:value="9.2" calcext:value-type="float">
            <text:p>9.2</text:p>
          </table:table-cell>
          <table:table-cell table:style-name="ce38" office:value-type="float" office:value="37.48" calcext:value-type="float">
            <text:p>37.48</text:p>
          </table:table-cell>
          <table:table-cell table:style-name="ce38" office:value-type="float" office:value="156.72" calcext:value-type="float">
            <text:p>156.72</text:p>
          </table:table-cell>
          <table:table-cell table:style-name="ce38" table:formula="of:=[.$C$5]/[.C11]" office:value-type="float" office:value="1.53586956521739" calcext:value-type="float">
            <text:p>1.53586956521739</text:p>
          </table:table-cell>
          <table:table-cell table:formula="of:=[.$D$5]/[.D11]" office:value-type="float" office:value="2.17849519743863" calcext:value-type="float">
            <text:p>2.17849519743863</text:p>
          </table:table-cell>
          <table:table-cell table:formula="of:=[.$E$5]/[.E11]" office:value-type="float" office:value="3.50625319040327" calcext:value-type="float">
            <text:p>3.50625319040327</text:p>
          </table:table-cell>
          <table:table-cell table:number-columns-repeated="2"/>
        </table:table-row>
        <table:table-row table:style-name="ro3">
          <table:table-cell/>
          <table:table-cell table:style-name="ce35" table:number-columns-repeated="9"/>
        </table:table-row>
        <table:table-row table:style-name="ro8">
          <table:table-cell table:style-name="ce59" office:value-type="string" calcext:value-type="string" table:number-columns-spanned="10" table:number-rows-spanned="1">
            <text:p>Kernel ridge regression kernel inversion</text:p>
          </table:table-cell>
          <table:covered-table-cell table:style-name="ce14"/>
          <table:covered-table-cell table:number-columns-repeated="7" table:style-name="ce36"/>
          <table:covered-table-cell table:style-name="ce57"/>
        </table:table-row>
        <table:table-row table:style-name="ro4">
          <table:table-cell/>
          <table:table-cell table:style-name="ce14" office:value-type="string" calcext:value-type="string">
            <text:p>Problem Size/ Threads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4" calcext:value-type="float">
            <text:p>16384</text:p>
          </table:table-cell>
          <table:table-cell table:style-name="ce49" office:value-type="string" calcext:value-type="string">
            <text:p>SpeedUp 4096</text:p>
          </table:table-cell>
          <table:table-cell table:style-name="ce14" office:value-type="string" calcext:value-type="string">
            <text:p>SpeedUp 8192</text:p>
          </table:table-cell>
          <table:table-cell table:style-name="ce74" office:value-type="string" calcext:value-type="string">
            <text:p>SpeedUp 16384</text:p>
          </table:table-cell>
          <table:table-cell table:number-columns-repeated="2"/>
        </table:table-row>
        <table:table-row table:style-name="ro9">
          <table:table-cell table:style-name="ce32" office:value-type="string" calcext:value-type="string" table:number-columns-spanned="1" table:number-rows-spanned="7">
            <text:p>Time duration in seconds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4.166" calcext:value-type="float">
            <text:p>14.166</text:p>
          </table:table-cell>
          <table:table-cell table:style-name="ce39" office:value-type="float" office:value="80.58" calcext:value-type="float">
            <text:p>80.58</text:p>
          </table:table-cell>
          <table:table-cell table:style-name="ce39" office:value-type="float" office:value="519.32" calcext:value-type="float">
            <text:p>519.32</text:p>
          </table:table-cell>
          <table:table-cell table:formula="of:=[.$C$15]/[.C15]" office:value-type="float" office:value="1" calcext:value-type="float">
            <text:p>1</text:p>
          </table:table-cell>
          <table:table-cell table:formula="of:=[.$D$15]/[.D15]" office:value-type="float" office:value="1" calcext:value-type="float">
            <text:p>1</text:p>
          </table:table-cell>
          <table:table-cell table:formula="of:=[.$E$15]/[.E15]"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covered-table-cell/>
          <table:table-cell office:value-type="float" office:value="2" calcext:value-type="float">
            <text:p>2</text:p>
          </table:table-cell>
          <table:table-cell table:style-name="ce40" office:value-type="float" office:value="10.38" calcext:value-type="float">
            <text:p>10.38</text:p>
          </table:table-cell>
          <table:table-cell table:style-name="ce40" office:value-type="float" office:value="52.34" calcext:value-type="float">
            <text:p>52.34</text:p>
          </table:table-cell>
          <table:table-cell table:style-name="ce40" office:value-type="float" office:value="273.865" calcext:value-type="float">
            <text:p>273.865</text:p>
          </table:table-cell>
          <table:table-cell table:formula="of:=[.$C$15]/[.C16]" office:value-type="float" office:value="1.36473988439306" calcext:value-type="float">
            <text:p>1.36473988439306</text:p>
          </table:table-cell>
          <table:table-cell table:formula="of:=[.$D$15]/[.D16]" office:value-type="float" office:value="1.53954910202522" calcext:value-type="float">
            <text:p>1.53954910202522</text:p>
          </table:table-cell>
          <table:table-cell table:formula="of:=[.$E$15]/[.E16]" office:value-type="float" office:value="1.89626275719789" calcext:value-type="float">
            <text:p>1.89626275719789</text:p>
          </table:table-cell>
          <table:table-cell table:number-columns-repeated="2"/>
        </table:table-row>
        <table:table-row table:style-name="ro9">
          <table:covered-table-cell/>
          <table:table-cell office:value-type="float" office:value="4" calcext:value-type="float">
            <text:p>4</text:p>
          </table:table-cell>
          <table:table-cell table:style-name="ce40" office:value-type="float" office:value="8.5" calcext:value-type="float">
            <text:p>8.5</text:p>
          </table:table-cell>
          <table:table-cell table:style-name="ce39" office:value-type="float" office:value="37.2" calcext:value-type="float">
            <text:p>37.2</text:p>
          </table:table-cell>
          <table:table-cell table:style-name="ce40" office:value-type="float" office:value="169.825" calcext:value-type="float">
            <text:p>169.825</text:p>
          </table:table-cell>
          <table:table-cell table:formula="of:=[.$C$15]/[.C17]" office:value-type="float" office:value="1.66658823529412" calcext:value-type="float">
            <text:p>1.66658823529412</text:p>
          </table:table-cell>
          <table:table-cell table:formula="of:=[.$D$15]/[.D17]" office:value-type="float" office:value="2.16612903225806" calcext:value-type="float">
            <text:p>2.16612903225806</text:p>
          </table:table-cell>
          <table:table-cell table:formula="of:=[.$E$15]/[.E17]" office:value-type="float" office:value="3.05797144118946" calcext:value-type="float">
            <text:p>3.05797144118946</text:p>
          </table:table-cell>
          <table:table-cell table:number-columns-repeated="2"/>
        </table:table-row>
        <table:table-row table:style-name="ro9">
          <table:covered-table-cell/>
          <table:table-cell office:value-type="float" office:value="6" calcext:value-type="float">
            <text:p>6</text:p>
          </table:table-cell>
          <table:table-cell table:style-name="ce40" office:value-type="float" office:value="7.5" calcext:value-type="float">
            <text:p>7.5</text:p>
          </table:table-cell>
          <table:table-cell table:style-name="ce39" office:value-type="float" office:value="33.98" calcext:value-type="float">
            <text:p>33.98</text:p>
          </table:table-cell>
          <table:table-cell table:style-name="ce40" office:value-type="float" office:value="136.848" calcext:value-type="float">
            <text:p>136.848</text:p>
          </table:table-cell>
          <table:table-cell table:formula="of:=[.$C$15]/[.C18]" office:value-type="float" office:value="1.8888" calcext:value-type="float">
            <text:p>1.8888</text:p>
          </table:table-cell>
          <table:table-cell table:formula="of:=[.$D$15]/[.D18]" office:value-type="float" office:value="2.37139493819894" calcext:value-type="float">
            <text:p>2.37139493819894</text:p>
          </table:table-cell>
          <table:table-cell table:formula="of:=[.$E$15]/[.E18]" office:value-type="float" office:value="3.79486729802408" calcext:value-type="float">
            <text:p>3.79486729802408</text:p>
          </table:table-cell>
          <table:table-cell table:number-columns-repeated="2"/>
        </table:table-row>
        <table:table-row table:style-name="ro9">
          <table:covered-table-cell/>
          <table:table-cell office:value-type="float" office:value="8" calcext:value-type="float">
            <text:p>8</text:p>
          </table:table-cell>
          <table:table-cell table:style-name="ce40" office:value-type="float" office:value="7.7" calcext:value-type="float">
            <text:p>7.7</text:p>
          </table:table-cell>
          <table:table-cell table:style-name="ce39" office:value-type="float" office:value="30.5" calcext:value-type="float">
            <text:p>30.5</text:p>
          </table:table-cell>
          <table:table-cell table:style-name="ce40" office:value-type="float" office:value="122.722" calcext:value-type="float">
            <text:p>122.722</text:p>
          </table:table-cell>
          <table:table-cell table:formula="of:=[.$C$15]/[.C19]" office:value-type="float" office:value="1.83974025974026" calcext:value-type="float">
            <text:p>1.83974025974026</text:p>
          </table:table-cell>
          <table:table-cell table:formula="of:=[.$D$15]/[.D19]" office:value-type="float" office:value="2.64196721311475" calcext:value-type="float">
            <text:p>2.64196721311475</text:p>
          </table:table-cell>
          <table:table-cell table:formula="of:=[.$E$15]/[.E19]" office:value-type="float" office:value="4.23167810172585" calcext:value-type="float">
            <text:p>4.23167810172585</text:p>
          </table:table-cell>
          <table:table-cell table:number-columns-repeated="2"/>
        </table:table-row>
        <table:table-row table:style-name="ro9">
          <table:covered-table-cell/>
          <table:table-cell office:value-type="float" office:value="16" calcext:value-type="float">
            <text:p>1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3.2" calcext:value-type="float">
            <text:p>33.2</text:p>
          </table:table-cell>
          <table:table-cell table:style-name="ce40" office:value-type="float" office:value="115.598" calcext:value-type="float">
            <text:p>115.598</text:p>
          </table:table-cell>
          <table:table-cell table:formula="of:=[.$C$15]/[.C20]" office:value-type="float" office:value="2.02371428571429" calcext:value-type="float">
            <text:p>2.02371428571429</text:p>
          </table:table-cell>
          <table:table-cell table:formula="of:=[.$D$15]/[.D20]" office:value-type="float" office:value="2.42710843373494" calcext:value-type="float">
            <text:p>2.42710843373494</text:p>
          </table:table-cell>
          <table:table-cell table:formula="of:=[.$E$15]/[.E20]" office:value-type="float" office:value="4.49246526756518" calcext:value-type="float">
            <text:p>4.49246526756518</text:p>
          </table:table-cell>
          <table:table-cell table:number-columns-repeated="2"/>
        </table:table-row>
        <table:table-row table:style-name="ro9">
          <table:covered-table-cell/>
          <table:table-cell office:value-type="float" office:value="28" calcext:value-type="float">
            <text:p>28</text:p>
          </table:table-cell>
          <table:table-cell table:style-name="ce40" office:value-type="float" office:value="9.8" calcext:value-type="float">
            <text:p>9.8</text:p>
          </table:table-cell>
          <table:table-cell table:style-name="ce40" office:value-type="float" office:value="34.89" calcext:value-type="float">
            <text:p>34.89</text:p>
          </table:table-cell>
          <table:table-cell table:style-name="ce40" office:value-type="float" office:value="113.74" calcext:value-type="float">
            <text:p>113.74</text:p>
          </table:table-cell>
          <table:table-cell table:formula="of:=[.$C$15]/[.C21]" office:value-type="float" office:value="1.44551020408163" calcext:value-type="float">
            <text:p>1.44551020408163</text:p>
          </table:table-cell>
          <table:table-cell table:formula="of:=[.$D$15]/[.D21]" office:value-type="float" office:value="2.30954428202923" calcext:value-type="float">
            <text:p>2.30954428202923</text:p>
          </table:table-cell>
          <table:table-cell table:formula="of:=[.$E$15]/[.E21]" office:value-type="float" office:value="4.56585194302796" calcext:value-type="float">
            <text:p>4.56585194302796</text:p>
          </table:table-cell>
          <table:table-cell table:number-columns-repeated="2"/>
        </table:table-row>
        <table:table-row table:style-name="ro5" table:number-rows-repeated="4"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-group>
          <table:table-row table:style-name="ro7">
            <table:table-cell table:style-name="ce57" office:value-type="string" calcext:value-type="string">
              <text:p><text:span text:style-name="T4">Weak scaling</text:span><text:span text:style-name="T5">: </text:span><text:span text:style-name="T6">Cases where Probsize/Num_threads is the same (2048/2 = 1024/1), Number of threads grow with probsize </text:span></text:p>
            </table:table-cell>
            <table:table-cell table:style-name="Default" table:number-columns-repeated="2"/>
            <table:table-cell table:number-columns-repeated="2"/>
            <table:table-cell table:style-name="Default" table:number-columns-repeated="3"/>
            <table:table-cell table:number-columns-repeated="2"/>
          </table:table-row>
        </table:table-row-group>
        <table:table-row table:style-name="ro5"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31" office:value-type="string" calcext:value-type="string" table:number-columns-spanned="10" table:number-rows-spanned="1">
            <text:p>Gaussian processes kernel inversion</text:p>
          </table:table-cell>
          <table:covered-table-cell table:style-name="ce14"/>
          <table:covered-table-cell table:number-columns-repeated="7" table:style-name="ce36"/>
          <table:covered-table-cell table:style-name="ce57"/>
        </table:table-row>
        <table:table-row table:style-name="ro4">
          <table:table-cell/>
          <table:table-cell table:style-name="ce14" office:value-type="string" calcext:value-type="string">
            <text:p>Problem Size/ Threads</text:p>
          </table:table-cell>
          <table:table-cell table:style-name="ce36"/>
          <table:table-cell table:style-name="ce36" office:value-type="float" office:value="1024" calcext:value-type="float">
            <text:p>1024</text:p>
          </table:table-cell>
          <table:table-cell table:style-name="ce36" office:value-type="float" office:value="2048" calcext:value-type="float">
            <text:p>2048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2" calcext:value-type="float">
            <text:p>16382</text:p>
          </table:table-cell>
          <table:table-cell table:style-name="ce78" office:value-type="string" calcext:value-type="string">
            <text:p>Efficiency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1" table:number-rows-spanned="5">
            <text:p>Time duration in seconds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60" office:value-type="float" office:value="0.54" calcext:value-type="float">
            <text:p>0.54</text:p>
          </table:table-cell>
          <table:table-cell table:style-name="ce66" office:value-type="float" office:value="2.52" calcext:value-type="float">
            <text:p>2.52</text:p>
          </table:table-cell>
          <table:table-cell table:style-name="ce66" office:value-type="float" office:value="14.13" calcext:value-type="float">
            <text:p>14.13</text:p>
          </table:table-cell>
          <table:table-cell table:style-name="ce66" office:value-type="float" office:value="81.65" calcext:value-type="float">
            <text:p>81.65</text:p>
          </table:table-cell>
          <table:table-cell table:style-name="ce75" office:value-type="float" office:value="549.5" calcext:value-type="float">
            <text:p>549.5</text:p>
          </table:table-cell>
          <table:table-cell table:style-name="ce38" table:formula="of:=[.$D$30]/[.D30]" office:value-type="float" office:value="1" calcext:value-type="float">
            <text:p>1</text:p>
          </table:table-cell>
          <table:table-cell/>
        </table:table-row>
        <table:table-row table:style-name="ro9">
          <table:covered-table-cell/>
          <table:table-cell office:value-type="float" office:value="2" calcext:value-type="float">
            <text:p>2</text:p>
          </table:table-cell>
          <table:table-cell/>
          <table:table-cell table:style-name="ce61" office:value-type="float" office:value="0.56" calcext:value-type="float">
            <text:p>0.56</text:p>
          </table:table-cell>
          <table:table-cell table:style-name="ce67" office:value-type="float" office:value="1.67" calcext:value-type="float">
            <text:p>1.67</text:p>
          </table:table-cell>
          <table:table-cell table:style-name="ce61" office:value-type="float" office:value="9.36" calcext:value-type="float">
            <text:p>9.36</text:p>
          </table:table-cell>
          <table:table-cell table:style-name="ce61" office:value-type="float" office:value="50.39" calcext:value-type="float">
            <text:p>50.39</text:p>
          </table:table-cell>
          <table:table-cell table:style-name="ce61" office:value-type="float" office:value="363.891" calcext:value-type="float">
            <text:p>363.891</text:p>
          </table:table-cell>
          <table:table-cell table:style-name="ce38" table:formula="of:=[.$D$30]/[.E31]" office:value-type="float" office:value="0.323353293413174" calcext:value-type="float">
            <text:p>0.323353293413174</text:p>
          </table:table-cell>
          <table:table-cell/>
        </table:table-row>
        <table:table-row table:style-name="ro9">
          <table:covered-table-cell/>
          <table:table-cell office:value-type="float" office:value="4" calcext:value-type="float">
            <text:p>4</text:p>
          </table:table-cell>
          <table:table-cell/>
          <table:table-cell table:style-name="ce61" office:value-type="float" office:value="0.47" calcext:value-type="float">
            <text:p>0.47</text:p>
          </table:table-cell>
          <table:table-cell table:style-name="ce61" office:value-type="float" office:value="1.51" calcext:value-type="float">
            <text:p>1.51</text:p>
          </table:table-cell>
          <table:table-cell table:style-name="ce67" office:value-type="float" office:value="7.73" calcext:value-type="float">
            <text:p>7.73</text:p>
          </table:table-cell>
          <table:table-cell table:style-name="ce61" office:value-type="float" office:value="37.7" calcext:value-type="float">
            <text:p>37.7</text:p>
          </table:table-cell>
          <table:table-cell table:style-name="ce61" office:value-type="float" office:value="211.798" calcext:value-type="float">
            <text:p>211.798</text:p>
          </table:table-cell>
          <table:table-cell table:style-name="ce38" table:formula="of:=[.$D$30]/[.F32]" office:value-type="float" office:value="0.0698576972833118" calcext:value-type="float">
            <text:p>0.0698576972833118</text:p>
          </table:table-cell>
          <table:table-cell/>
        </table:table-row>
        <table:table-row table:style-name="ro9">
          <table:covered-table-cell/>
          <table:table-cell office:value-type="float" office:value="8" calcext:value-type="float">
            <text:p>8</text:p>
          </table:table-cell>
          <table:table-cell/>
          <table:table-cell table:style-name="ce61" office:value-type="float" office:value="0.38" calcext:value-type="float">
            <text:p>0.38</text:p>
          </table:table-cell>
          <table:table-cell table:style-name="ce61" office:value-type="float" office:value="1.31" calcext:value-type="float">
            <text:p>1.31</text:p>
          </table:table-cell>
          <table:table-cell table:style-name="ce61" office:value-type="float" office:value="7.4" calcext:value-type="float">
            <text:p>7.4</text:p>
          </table:table-cell>
          <table:table-cell table:style-name="ce67" office:value-type="float" office:value="35.1" calcext:value-type="float">
            <text:p>35.1</text:p>
          </table:table-cell>
          <table:table-cell table:style-name="ce61" office:value-type="float" office:value="157.57" calcext:value-type="float">
            <text:p>157.57</text:p>
          </table:table-cell>
          <table:table-cell table:style-name="ce38" table:formula="of:=[.$D$30]/[.G33]" office:value-type="float" office:value="0.0153846153846154" calcext:value-type="float">
            <text:p>0.0153846153846154</text:p>
          </table:table-cell>
          <table:table-cell/>
        </table:table-row>
        <table:table-row table:style-name="ro9">
          <table:covered-table-cell/>
          <table:table-cell office:value-type="float" office:value="16" calcext:value-type="float">
            <text:p>16</text:p>
          </table:table-cell>
          <table:table-cell/>
          <table:table-cell table:style-name="ce61" office:value-type="float" office:value="0.55" calcext:value-type="float">
            <text:p>0.55</text:p>
          </table:table-cell>
          <table:table-cell table:style-name="ce61" office:value-type="float" office:value="1.8" calcext:value-type="float">
            <text:p>1.8</text:p>
          </table:table-cell>
          <table:table-cell table:style-name="ce61" office:value-type="float" office:value="7.2" calcext:value-type="float">
            <text:p>7.2</text:p>
          </table:table-cell>
          <table:table-cell table:style-name="ce61" office:value-type="float" office:value="34.7" calcext:value-type="float">
            <text:p>34.7</text:p>
          </table:table-cell>
          <table:table-cell table:style-name="ce76" office:value-type="float" office:value="152.52" calcext:value-type="float">
            <text:p>152.52</text:p>
          </table:table-cell>
          <table:table-cell table:style-name="ce38" table:formula="of:=[.$D$30]/[.H34]" office:value-type="float" office:value="0.0035405192761605" calcext:value-type="float">
            <text:p>0.0035405192761605</text:p>
          </table:table-cell>
          <table:table-cell/>
        </table:table-row>
        <table:table-row table:style-name="ro3">
          <table:table-cell/>
          <table:table-cell table:style-name="ce35" table:number-columns-repeated="9"/>
        </table:table-row>
        <table:table-row table:style-name="ro8">
          <table:table-cell table:style-name="ce31" office:value-type="string" calcext:value-type="string" table:number-columns-spanned="10" table:number-rows-spanned="1">
            <text:p>Kernel ridge regression kernel inversion</text:p>
          </table:table-cell>
          <table:covered-table-cell table:style-name="ce14"/>
          <table:covered-table-cell table:number-columns-repeated="7" table:style-name="ce36"/>
          <table:covered-table-cell table:style-name="ce57"/>
        </table:table-row>
        <table:table-row table:style-name="ro4">
          <table:table-cell/>
          <table:table-cell table:style-name="ce14" office:value-type="string" calcext:value-type="string">
            <text:p>Problem Size/ Threads</text:p>
          </table:table-cell>
          <table:table-cell table:style-name="ce36"/>
          <table:table-cell table:style-name="ce36" office:value-type="float" office:value="1024" calcext:value-type="float">
            <text:p>1024</text:p>
          </table:table-cell>
          <table:table-cell table:style-name="ce36" office:value-type="float" office:value="2048" calcext:value-type="float">
            <text:p>2048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2" calcext:value-type="float">
            <text:p>16382</text:p>
          </table:table-cell>
          <table:table-cell table:style-name="ce78" office:value-type="string" calcext:value-type="string">
            <text:p>Efficiency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1" table:number-rows-spanned="5">
            <text:p>Time duration in seconds</text:p>
          </table:table-cell>
          <table:table-cell office:value-type="float" office:value="1" calcext:value-type="float">
            <text:p>1</text:p>
          </table:table-cell>
          <table:table-cell table:style-name="ce39"/>
          <table:table-cell table:style-name="ce62" office:value-type="float" office:value="0.51" calcext:value-type="float">
            <text:p>0.51</text:p>
          </table:table-cell>
          <table:table-cell table:style-name="ce68" office:value-type="float" office:value="2.38" calcext:value-type="float">
            <text:p>2.38</text:p>
          </table:table-cell>
          <table:table-cell table:style-name="ce68" office:value-type="float" office:value="14.166" calcext:value-type="float">
            <text:p>14.166</text:p>
          </table:table-cell>
          <table:table-cell table:style-name="ce68" office:value-type="float" office:value="80.58" calcext:value-type="float">
            <text:p>80.58</text:p>
          </table:table-cell>
          <table:table-cell table:style-name="ce77" office:value-type="float" office:value="519.32" calcext:value-type="float">
            <text:p>519.32</text:p>
          </table:table-cell>
          <table:table-cell table:style-name="ce38" office:value-type="float" office:value="1" calcext:value-type="float">
            <text:p>1</text:p>
          </table:table-cell>
          <table:table-cell/>
        </table:table-row>
        <table:table-row table:style-name="ro9">
          <table:covered-table-cell/>
          <table:table-cell office:value-type="float" office:value="2" calcext:value-type="float">
            <text:p>2</text:p>
          </table:table-cell>
          <table:table-cell table:style-name="ce40"/>
          <table:table-cell table:style-name="ce63" office:value-type="float" office:value="0.36" calcext:value-type="float">
            <text:p>0.36</text:p>
          </table:table-cell>
          <table:table-cell table:style-name="ce69" office:value-type="float" office:value="1.6" calcext:value-type="float">
            <text:p>1.6</text:p>
          </table:table-cell>
          <table:table-cell table:style-name="ce63" office:value-type="float" office:value="10.38" calcext:value-type="float">
            <text:p>10.38</text:p>
          </table:table-cell>
          <table:table-cell table:style-name="ce63" office:value-type="float" office:value="52.34" calcext:value-type="float">
            <text:p>52.34</text:p>
          </table:table-cell>
          <table:table-cell table:style-name="ce63" office:value-type="float" office:value="273.865" calcext:value-type="float">
            <text:p>273.865</text:p>
          </table:table-cell>
          <table:table-cell table:style-name="ce38" table:formula="of:=[.$D$38]/[.E39]" office:value-type="float" office:value="0.31875" calcext:value-type="float">
            <text:p>0.31875</text:p>
          </table:table-cell>
          <table:table-cell/>
        </table:table-row>
        <table:table-row table:style-name="ro9">
          <table:covered-table-cell/>
          <table:table-cell office:value-type="float" office:value="4" calcext:value-type="float">
            <text:p>4</text:p>
          </table:table-cell>
          <table:table-cell table:style-name="ce40"/>
          <table:table-cell table:style-name="ce63" office:value-type="float" office:value="0.34" calcext:value-type="float">
            <text:p>0.34</text:p>
          </table:table-cell>
          <table:table-cell table:style-name="ce63" office:value-type="float" office:value="1.3" calcext:value-type="float">
            <text:p>1.3</text:p>
          </table:table-cell>
          <table:table-cell table:style-name="ce69" office:value-type="float" office:value="8.5" calcext:value-type="float">
            <text:p>8.5</text:p>
          </table:table-cell>
          <table:table-cell table:style-name="ce68" office:value-type="float" office:value="37.2" calcext:value-type="float">
            <text:p>37.2</text:p>
          </table:table-cell>
          <table:table-cell table:style-name="ce63" office:value-type="float" office:value="169.825" calcext:value-type="float">
            <text:p>169.825</text:p>
          </table:table-cell>
          <table:table-cell table:style-name="ce38" table:formula="of:=[.$D$38]/[.F40]" office:value-type="float" office:value="0.06" calcext:value-type="float">
            <text:p>0.06</text:p>
          </table:table-cell>
          <table:table-cell/>
        </table:table-row>
        <table:table-row table:style-name="ro9">
          <table:covered-table-cell/>
          <table:table-cell office:value-type="float" office:value="8" calcext:value-type="float">
            <text:p>8</text:p>
          </table:table-cell>
          <table:table-cell table:style-name="ce40"/>
          <table:table-cell table:style-name="ce63" office:value-type="float" office:value="0.45" calcext:value-type="float">
            <text:p>0.45</text:p>
          </table:table-cell>
          <table:table-cell table:style-name="ce63" office:value-type="float" office:value="1.27" calcext:value-type="float">
            <text:p>1.27</text:p>
          </table:table-cell>
          <table:table-cell table:style-name="ce63" office:value-type="float" office:value="7.7" calcext:value-type="float">
            <text:p>7.7</text:p>
          </table:table-cell>
          <table:table-cell table:style-name="ce62" office:value-type="float" office:value="30.5" calcext:value-type="float">
            <text:p>30.5</text:p>
          </table:table-cell>
          <table:table-cell table:style-name="ce63" office:value-type="float" office:value="122.722" calcext:value-type="float">
            <text:p>122.722</text:p>
          </table:table-cell>
          <table:table-cell table:style-name="ce38" table:formula="of:=[.$D$38]/[.G41]" office:value-type="float" office:value="0.0167213114754098" calcext:value-type="float">
            <text:p>0.0167213114754098</text:p>
          </table:table-cell>
          <table:table-cell/>
        </table:table-row>
        <table:table-row table:style-name="ro9">
          <table:covered-table-cell/>
          <table:table-cell office:value-type="float" office:value="16" calcext:value-type="float">
            <text:p>16</text:p>
          </table:table-cell>
          <table:table-cell table:style-name="ce40"/>
          <table:table-cell table:style-name="ce63" office:value-type="float" office:value="0.76" calcext:value-type="float">
            <text:p>0.76</text:p>
          </table:table-cell>
          <table:table-cell table:style-name="ce63" office:value-type="float" office:value="1.8" calcext:value-type="float">
            <text:p>1.8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33.2" calcext:value-type="float">
            <text:p>33.2</text:p>
          </table:table-cell>
          <table:table-cell table:style-name="ce69" office:value-type="float" office:value="115.598" calcext:value-type="float">
            <text:p>115.598</text:p>
          </table:table-cell>
          <table:table-cell table:style-name="ce38" table:formula="of:=[.$D$38]/[.H42]" office:value-type="float" office:value="0.00441184103531203" calcext:value-type="float">
            <text:p>0.00441184103531203</text:p>
          </table:table-cell>
          <table:table-cell/>
        </table:table-row>
        <table:table-row table:style-name="ro5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-group>
          <table:table-row table:style-name="ro8">
            <table:table-cell table:style-name="ce31" table:number-columns-spanned="10" table:number-rows-spanned="1"/>
            <table:covered-table-cell table:style-name="ce14"/>
            <table:covered-table-cell table:number-columns-repeated="7" table:style-name="ce36"/>
            <table:covered-table-cell table:style-name="ce57"/>
          </table:table-row>
          <table:table-row table:style-name="ro10">
            <table:table-cell/>
            <table:table-cell table:style-name="ce14"/>
            <table:table-cell table:style-name="ce36" table:number-columns-repeated="7"/>
            <table:table-cell table:style-name="ce57"/>
          </table:table-row>
          <table:table-row table:style-name="ro3">
            <table:table-cell table:style-name="ce32" table:number-columns-spanned="1" table:number-rows-spanned="7"/>
            <table:table-cell/>
            <table:table-cell table:style-name="ce37"/>
            <table:table-cell table:style-name="ce64" table:number-columns-repeated="2"/>
            <table:table-cell table:style-name="ce41" table:number-columns-repeated="3"/>
            <table:table-cell table:style-name="ce42"/>
            <table:table-cell table:style-name="ce35"/>
          </table:table-row>
          <table:table-row table:style-name="ro3">
            <table:covered-table-cell/>
            <table:table-cell table:number-columns-repeated="2"/>
            <table:table-cell table:style-name="ce38" table:number-columns-repeated="2"/>
            <table:table-cell table:style-name="ce71"/>
            <table:table-cell table:style-name="ce38"/>
            <table:table-cell/>
            <table:table-cell table:style-name="ce38"/>
            <table:table-cell table:style-name="ce35"/>
          </table:table-row>
          <table:table-row table:style-name="ro3">
            <table:covered-table-cell/>
            <table:table-cell table:number-columns-repeated="2"/>
            <table:table-cell table:style-name="ce38" table:number-columns-repeated="3"/>
            <table:table-cell table:style-name="ce71"/>
            <table:table-cell/>
            <table:table-cell table:style-name="ce38"/>
            <table:table-cell table:style-name="ce35"/>
          </table:table-row>
          <table:table-row table:style-name="ro3">
            <table:covered-table-cell/>
            <table:table-cell table:number-columns-repeated="2"/>
            <table:table-cell table:style-name="ce38" table:number-columns-repeated="4"/>
            <table:table-cell/>
            <table:table-cell table:style-name="ce38"/>
            <table:table-cell table:style-name="ce35"/>
          </table:table-row>
          <table:table-row table:style-name="ro3">
            <table:covered-table-cell/>
            <table:table-cell table:number-columns-repeated="2"/>
            <table:table-cell table:style-name="ce38" table:number-columns-repeated="4"/>
            <table:table-cell table:style-name="ce71"/>
            <table:table-cell table:style-name="ce38"/>
            <table:table-cell table:style-name="ce35"/>
          </table:table-row>
          <table:table-row table:style-name="ro3">
            <table:covered-table-cell/>
            <table:table-cell table:number-columns-repeated="2"/>
            <table:table-cell table:style-name="ce38" table:number-columns-repeated="4"/>
            <table:table-cell/>
            <table:table-cell table:style-name="ce79"/>
            <table:table-cell table:style-name="ce35"/>
          </table:table-row>
          <table:table-row table:style-name="ro3">
            <table:covered-table-cell/>
            <table:table-cell table:number-columns-repeated="2"/>
            <table:table-cell table:style-name="ce38" table:number-columns-repeated="4"/>
            <table:table-cell/>
            <table:table-cell table:style-name="ce38"/>
            <table:table-cell table:style-name="ce35"/>
          </table:table-row>
          <table:table-row table:style-name="ro3">
            <table:table-cell/>
            <table:table-cell table:style-name="ce35" table:number-columns-repeated="9"/>
          </table:table-row>
          <table:table-row table:style-name="ro8">
            <table:table-cell table:style-name="ce31" table:number-columns-spanned="10" table:number-rows-spanned="1"/>
            <table:covered-table-cell table:style-name="ce14"/>
            <table:covered-table-cell table:number-columns-repeated="7" table:style-name="ce36"/>
            <table:covered-table-cell table:style-name="ce57"/>
          </table:table-row>
          <table:table-row table:style-name="ro10">
            <table:table-cell/>
            <table:table-cell table:style-name="ce14"/>
            <table:table-cell table:style-name="ce36" table:number-columns-repeated="7"/>
            <table:table-cell table:style-name="ce57"/>
          </table:table-row>
          <table:table-row table:style-name="ro3">
            <table:table-cell table:style-name="ce32" table:number-columns-spanned="1" table:number-rows-spanned="7"/>
            <table:table-cell/>
            <table:table-cell table:style-name="ce39"/>
            <table:table-cell table:style-name="ce65" table:number-columns-repeated="2"/>
            <table:table-cell table:style-name="ce39" table:number-columns-repeated="3"/>
            <table:table-cell table:style-name="ce43"/>
            <table:table-cell table:style-name="ce35"/>
          </table:table-row>
          <table:table-row table:style-name="ro3">
            <table:covered-table-cell/>
            <table:table-cell/>
            <table:table-cell table:style-name="ce40" table:number-columns-repeated="3"/>
            <table:table-cell table:style-name="ce72"/>
            <table:table-cell table:style-name="ce40" table:number-columns-repeated="3"/>
            <table:table-cell table:style-name="ce35"/>
          </table:table-row>
          <table:table-row table:style-name="ro3">
            <table:covered-table-cell/>
            <table:table-cell/>
            <table:table-cell table:style-name="ce40" table:number-columns-repeated="4"/>
            <table:table-cell table:style-name="ce72"/>
            <table:table-cell table:style-name="ce39"/>
            <table:table-cell table:style-name="ce40"/>
            <table:table-cell table:style-name="ce35"/>
          </table:table-row>
          <table:table-row table:style-name="ro3">
            <table:covered-table-cell/>
            <table:table-cell/>
            <table:table-cell table:style-name="ce40" table:number-columns-repeated="5"/>
            <table:table-cell table:style-name="ce39"/>
            <table:table-cell table:style-name="ce40"/>
            <table:table-cell table:style-name="ce35"/>
          </table:table-row>
          <table:table-row table:style-name="ro3">
            <table:covered-table-cell/>
            <table:table-cell/>
            <table:table-cell table:style-name="ce40" table:number-columns-repeated="5"/>
            <table:table-cell table:style-name="ce65"/>
            <table:table-cell table:style-name="ce40"/>
            <table:table-cell table:style-name="ce35"/>
          </table:table-row>
          <table:table-row table:style-name="ro3">
            <table:covered-table-cell/>
            <table:table-cell/>
            <table:table-cell table:style-name="ce40" table:number-columns-repeated="6"/>
            <table:table-cell table:style-name="ce72"/>
            <table:table-cell table:style-name="ce35"/>
          </table:table-row>
          <table:table-row table:style-name="ro3">
            <table:covered-table-cell/>
            <table:table-cell/>
            <table:table-cell table:style-name="ce40" table:number-columns-repeated="7"/>
            <table:table-cell table:style-name="ce35"/>
          </table:table-row>
          <table:table-row table:style-name="ro5">
            <table:table-cell/>
            <table:table-cell table:style-name="Default" table:number-columns-repeated="2"/>
            <table:table-cell table:number-columns-repeated="2"/>
            <table:table-cell table:style-name="Default" table:number-columns-repeated="3"/>
            <table:table-cell table:number-columns-repeated="2"/>
          </table:table-row>
        </table:table-row-group>
      </table:table>
      <table:table table:name="Sheet1" table:style-name="ta1">
        <table:shapes>
          <draw:frame draw:z-index="0" draw:style-name="gr1" draw:text-style-name="P1" svg:width="5.461in" svg:height="2.2516in" svg:x="15.0717in" svg:y="0.1055in">
            <draw:object draw:notify-on-update-of-ranges="Sheet1.B4:Sheet1.G4 Sheet1.B5:Sheet1.G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.0031in" svg:height="2.5646in" svg:x="8.2087in" svg:y="0.2736in">
            <draw:object draw:notify-on-update-of-ranges="Sheet1.B4:Sheet1.G4 Sheet1.B7:Sheet1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5.461in" svg:height="2.2516in" svg:x="15.2878in" svg:y="3.2988in">
            <draw:object draw:notify-on-update-of-ranges="Sheet1.B11:Sheet1.G11 Sheet1.B12:Sheet1.G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.0031in" svg:height="2.5646in" svg:x="8.6268in" svg:y="3.3626in">
            <draw:object draw:notify-on-update-of-ranges="Sheet1.B4:Sheet1.G4 Sheet1.B7:Sheet1.G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1023" table:default-cell-style-name="Default"/>
        <table:table-row table:style-name="ro11">
          <table:table-cell table:style-name="ce11" office:value-type="string" calcext:value-type="string" table:number-columns-spanned="1024" table:number-rows-spanned="1">
            <text:p>Varying problem size for the same number of threads(1 Thread :’) and one node</text:p>
          </table:table-cell>
          <table:covered-table-cell table:number-columns-repeated="1023" table:style-name="ce19"/>
        </table:table-row>
        <table:table-row table:style-name="ro5">
          <table:table-cell table:style-name="ce1" office:value-type="string" calcext:value-type="string" table:number-columns-spanned="8" table:number-rows-spanned="1">
            <text:p>Using 1 thread, for Gaussian distribution data (similar for Gaussian mixture or circular data or uniform data)</text:p>
          </table:table-cell>
          <table:covered-table-cell table:number-columns-repeated="7"/>
          <table:table-cell table:number-columns-repeated="1016"/>
        </table:table-row>
        <table:table-row table:style-name="ro9">
          <table:table-cell table:style-name="ce2" office:value-type="string" calcext:value-type="string" table:number-columns-spanned="8" table:number-rows-spanned="1">
            <text:p>Gaussian processes <text:s/>Data</text:p>
          </table:table-cell>
          <table:covered-table-cell table:number-columns-repeated="7"/>
          <table:table-cell table:number-columns-repeated="1016"/>
        </table:table-row>
        <table:table-row table:style-name="ro12">
          <table:table-cell table:style-name="ce3" office:value-type="string" calcext:value-type="string">
            <text:p>Problem size</text:p>
          </table:table-cell>
          <table:table-cell table:style-name="ce5" office:value-type="float" office:value="512" calcext:value-type="float">
            <text:p>512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4096" calcext:value-type="float">
            <text:p>4096</text:p>
          </table:table-cell>
          <table:table-cell table:style-name="ce7" office:value-type="float" office:value="8192" calcext:value-type="float">
            <text:p>8192</text:p>
          </table:table-cell>
          <table:table-cell table:style-name="ce7" office:value-type="float" office:value="16384" calcext:value-type="float">
            <text:p>16384</text:p>
          </table:table-cell>
          <table:table-cell table:style-name="ce9" office:value-type="string" calcext:value-type="string">
            <text:p>Comments</text:p>
          </table:table-cell>
          <table:table-cell table:number-columns-repeated="1016"/>
        </table:table-row>
        <table:table-row table:style-name="ro13">
          <table:table-cell table:style-name="ce4" office:value-type="string" calcext:value-type="string">
            <text:p>Error for the Kernel <text:s/>inversion using GOFMM</text:p>
          </table:table-cell>
          <table:table-cell table:style-name="ce6" office:value-type="float" office:value="0.047406" calcext:value-type="float">
            <text:p>4.74E-02</text:p>
          </table:table-cell>
          <table:table-cell table:style-name="ce6" office:value-type="float" office:value="0.072757" calcext:value-type="float">
            <text:p>7.28E-02</text:p>
          </table:table-cell>
          <table:table-cell table:style-name="ce6" office:value-type="float" office:value="0.098603" calcext:value-type="float">
            <text:p>9.86E-02</text:p>
          </table:table-cell>
          <table:table-cell table:style-name="ce6" office:value-type="float" office:value="0.14304" calcext:value-type="float">
            <text:p>1.43E-01</text:p>
          </table:table-cell>
          <table:table-cell table:style-name="ce6" office:value-type="float" office:value="0.21473" calcext:value-type="float">
            <text:p>2.15E-01</text:p>
          </table:table-cell>
          <table:table-cell table:style-name="ce6" office:value-type="float" office:value="0.381" calcext:value-type="float">
            <text:p>3.81E-01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Error for the Predictive Mean using GOFMM inverse</text:p>
          </table:table-cell>
          <table:table-cell office:value-type="float" office:value="6.528" calcext:value-type="float">
            <text:p>6.528</text:p>
          </table:table-cell>
          <table:table-cell office:value-type="float" office:value="4.086" calcext:value-type="float">
            <text:p>4.086</text:p>
          </table:table-cell>
          <table:table-cell office:value-type="float" office:value="2.181" calcext:value-type="float">
            <text:p>2.181</text:p>
          </table:table-cell>
          <table:table-cell office:value-type="float" office:value="2.155" calcext:value-type="float">
            <text:p>2.155</text:p>
          </table:table-cell>
          <table:table-cell office:value-type="float" office:value="1.058" calcext:value-type="float">
            <text:p>1.058</text:p>
          </table:table-cell>
          <table:table-cell table:style-name="ce6" office:value-type="float" office:value="0.54103" calcext:value-type="float">
            <text:p>5.41E-01</text:p>
          </table:table-cell>
          <table:table-cell table:style-name="ce10" office:value-type="string" calcext:value-type="string">
            <text:p>Same results as for numpy inverse</text:p>
          </table:table-cell>
          <table:table-cell table:number-columns-repeated="1016"/>
        </table:table-row>
        <table:table-row table:style-name="ro14">
          <table:table-cell table:style-name="ce3" office:value-type="string" calcext:value-type="string">
            <text:p>Time(s)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14.3" calcext:value-type="float">
            <text:p>14.3</text:p>
          </table:table-cell>
          <table:table-cell office:value-type="float" office:value="84.3" calcext:value-type="float">
            <text:p>84.3</text:p>
          </table:table-cell>
          <table:table-cell office:value-type="float" office:value="549.5" calcext:value-type="float">
            <text:p>549.5</text:p>
          </table:table-cell>
          <table:table-cell table:number-columns-repeated="1017"/>
        </table:table-row>
        <table:table-row table:style-name="ro15">
          <table:table-cell table:number-columns-repeated="1024"/>
        </table:table-row>
        <table:table-row table:style-name="ro5">
          <table:table-cell table:style-name="ce1" office:value-type="string" calcext:value-type="string" table:number-columns-spanned="8" table:number-rows-spanned="1">
            <text:p>Using 1 threads, for Gaussian distribution data (similar for Gaussian mixture or circular data or uniform data)</text:p>
          </table:table-cell>
          <table:covered-table-cell table:number-columns-repeated="7"/>
          <table:table-cell table:number-columns-repeated="1016"/>
        </table:table-row>
        <table:table-row table:style-name="ro9">
          <table:table-cell table:style-name="ce2" office:value-type="string" calcext:value-type="string" table:number-columns-spanned="8" table:number-rows-spanned="1">
            <text:p>Kernel ridge regression Data</text:p>
          </table:table-cell>
          <table:covered-table-cell table:number-columns-repeated="7"/>
          <table:table-cell table:number-columns-repeated="1016"/>
        </table:table-row>
        <table:table-row table:style-name="ro12">
          <table:table-cell table:style-name="ce3" office:value-type="string" calcext:value-type="string">
            <text:p>Problem size</text:p>
          </table:table-cell>
          <table:table-cell table:style-name="ce5" office:value-type="float" office:value="512" calcext:value-type="float">
            <text:p>512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4096" calcext:value-type="float">
            <text:p>4096</text:p>
          </table:table-cell>
          <table:table-cell table:style-name="ce7" office:value-type="float" office:value="8192" calcext:value-type="float">
            <text:p>8192</text:p>
          </table:table-cell>
          <table:table-cell table:style-name="ce7" office:value-type="float" office:value="16384" calcext:value-type="float">
            <text:p>16384</text:p>
          </table:table-cell>
          <table:table-cell table:style-name="ce9" office:value-type="string" calcext:value-type="string">
            <text:p>Comments</text:p>
          </table:table-cell>
          <table:table-cell table:number-columns-repeated="1016"/>
        </table:table-row>
        <table:table-row table:style-name="ro13">
          <table:table-cell table:style-name="ce4" office:value-type="string" calcext:value-type="string">
            <text:p>Error for the Kernel <text:s/>inversion using GOFMM</text:p>
          </table:table-cell>
          <table:table-cell table:style-name="ce6" office:value-type="float" office:value="0.0007255" calcext:value-type="float">
            <text:p>7.26E-04</text:p>
          </table:table-cell>
          <table:table-cell table:style-name="ce6" office:value-type="float" office:value="0.00098658" calcext:value-type="float">
            <text:p>9.87E-04</text:p>
          </table:table-cell>
          <table:table-cell table:style-name="ce6" office:value-type="float" office:value="0.0018667" calcext:value-type="float">
            <text:p>1.87E-03</text:p>
          </table:table-cell>
          <table:table-cell table:style-name="ce6" office:value-type="float" office:value="0.0033524" calcext:value-type="float">
            <text:p>3.35E-03</text:p>
          </table:table-cell>
          <table:table-cell table:style-name="ce6" office:value-type="float" office:value="0.0071136" calcext:value-type="float">
            <text:p>7.11E-03</text:p>
          </table:table-cell>
          <table:table-cell table:style-name="ce6" office:value-type="float" office:value="0.0074451" calcext:value-type="float">
            <text:p>7.45E-03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Error for the weight vector <text:s/>using GOFMM inverse</text:p>
          </table:table-cell>
          <table:table-cell office:value-type="float" office:value="0.0029422" calcext:value-type="float">
            <text:p>0.0029422</text:p>
          </table:table-cell>
          <table:table-cell table:style-name="ce6" office:value-type="float" office:value="0.0035453" calcext:value-type="float">
            <text:p>3.55E-03</text:p>
          </table:table-cell>
          <table:table-cell table:style-name="ce6" office:value-type="float" office:value="0.0073191" calcext:value-type="float">
            <text:p>7.32E-03</text:p>
          </table:table-cell>
          <table:table-cell table:style-name="ce8" office:value-type="float" office:value="0.015481" calcext:value-type="float">
            <text:p>1.55E-02</text:p>
          </table:table-cell>
          <table:table-cell table:style-name="ce6" office:value-type="float" office:value="0.016775" calcext:value-type="float">
            <text:p>1.68E-02</text:p>
          </table:table-cell>
          <table:table-cell table:style-name="ce6" office:value-type="float" office:value="0.039861" calcext:value-type="float">
            <text:p>3.99E-02</text:p>
          </table:table-cell>
          <table:table-cell table:style-name="ce10" office:value-type="string" calcext:value-type="string">
            <text:p>Same results as for numpy inverse</text:p>
          </table:table-cell>
          <table:table-cell table:number-columns-repeated="1016"/>
        </table:table-row>
        <table:table-row table:style-name="ro14">
          <table:table-cell table:style-name="ce3" office:value-type="string" calcext:value-type="string">
            <text:p>Time(s)</text:p>
          </table:table-cell>
          <table:table-cell office:value-type="float" office:value="0.289057" calcext:value-type="float">
            <text:p>0.289057</text:p>
          </table:table-cell>
          <table:table-cell office:value-type="float" office:value="0.51" calcext:value-type="float">
            <text:p>0.51</text:p>
          </table:table-cell>
          <table:table-cell office:value-type="float" office:value="2.38" calcext:value-type="float">
            <text:p>2.38</text:p>
          </table:table-cell>
          <table:table-cell office:value-type="float" office:value="14.166" calcext:value-type="float">
            <text:p>14.166</text:p>
          </table:table-cell>
          <table:table-cell office:value-type="float" office:value="80.58" calcext:value-type="float">
            <text:p>80.58</text:p>
          </table:table-cell>
          <table:table-cell office:value-type="float" office:value="519.32" calcext:value-type="float">
            <text:p>519.32</text:p>
          </table:table-cell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11">
          <table:table-cell table:style-name="ce16" office:value-type="string" calcext:value-type="string" table:number-columns-spanned="1024" table:number-rows-spanned="1">
            <text:p>Remarks and Tests: </text:p>
          </table:table-cell>
          <table:covered-table-cell table:number-columns-repeated="1023"/>
        </table:table-row>
        <table:table-row-group>
          <table:table-row table:style-name="ro8">
            <table:table-cell table:style-name="ce17" office:value-type="string" calcext:value-type="string" table:number-columns-spanned="1024" table:number-rows-spanned="1">
              <text:p>Synthetic Data tests: Tested Gaussian, Uniform, Circular, Mixture of Gaussian for the initial data used, We get similar perfs but Gaussian and Circular slightly better</text:p>
            </table:table-cell>
            <table:covered-table-cell table:number-columns-repeated="1023"/>
          </table:table-row>
        </table:table-row-group>
        <table:table-row table:style-name="ro5" table:number-rows-repeated="14">
          <table:table-cell table:number-columns-repeated="1024"/>
        </table:table-row>
        <table:table-row table:style-name="ro11">
          <table:table-cell table:style-name="ce11" office:value-type="string" calcext:value-type="string" table:number-columns-spanned="1024" table:number-rows-spanned="1">
            <text:p>Varying number of threads for the same problem size: STRONG SCALING</text:p>
          </table:table-cell>
          <table:covered-table-cell table:number-columns-repeated="1023" table:style-name="ce19"/>
        </table:table-row>
        <table:table-row table:style-name="ro16">
          <table:table-cell table:style-name="ce18" office:value-type="float" office:value="4096" calcext:value-type="float" table:number-columns-spanned="10" table:number-rows-spanned="1">
            <text:p>4096</text:p>
          </table:table-cell>
          <table:covered-table-cell table:number-columns-repeated="9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3:54:55.341592108</meta:creation-date>
    <dc:date>2024-06-24T01:59:56.077047036</dc:date>
    <meta:editing-duration>PT39M27S</meta:editing-duration>
    <meta:editing-cycles>12</meta:editing-cycles>
    <meta:generator>LibreOffice/7.3.7.2$Linux_X86_64 LibreOffice_project/30$Build-2</meta:generator>
    <meta:document-statistic meta:table-count="3" meta:cell-count="391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9cm" svg:height="6.515cm" xlink:href=".." xlink:type="simple" chart:class="chart:scatter" chart:style-name="ch1">
        <chart:title svg:x="4.511cm" svg:y="0.266cm" chart:style-name="ch2">
          <text:p>Time</text:p>
        </chart:title>
        <chart:plot-area chart:style-name="ch3" table:cell-range-address="Sheet1.B4:Sheet1.G4 Sheet1.B7:Sheet1.G7" svg:x="1.214cm" svg:y="1.175cm" svg:width="8.752cm" svg:height="4.229cm">
          <chart:coordinate-region svg:x="2.021cm" svg:y="1.374cm" svg:width="7.803cm" svg:height="2.845cm"/>
          <chart:axis chart:dimension="x" chart:name="primary-x" chart:style-name="ch4">
            <chart:title svg:x="4.593cm" svg:y="5.534cm" chart:style-name="ch5">
              <text:p>Problem size</text:p>
            </chart:title>
          </chart:axis>
          <chart:axis chart:dimension="y" chart:name="primary-y" chart:style-name="ch6">
            <chart:title svg:x="0.451cm" svg:y="3.703cm" chart:style-name="ch7">
              <text:p>Time</text:p>
            </chart:title>
          </chart:axis>
          <chart:series chart:style-name="ch8" chart:values-cell-range-address="Sheet1.B7:Sheet1.G7" chart:class="chart:scatter">
            <chart:domain table:cell-range-address="Sheet1.B4:Sheet1.G4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Sheet1.B4:Sheet1.G4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45">
                <text:p>0.45</text:p>
                <draw:g>
                  <svg:desc>Sheet1.B7:Sheet1.G7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14.3">
                <text:p>14.3</text:p>
              </table:table-cell>
              <table:table-cell office:value-type="float" office:value="84.3">
                <text:p>84.3</text:p>
              </table:table-cell>
              <table:table-cell office:value-type="float" office:value="549.5">
                <text:p>549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72cm" svg:height="5.72cm" xlink:href=".." xlink:type="simple" chart:class="chart:scatter" chart:style-name="ch1">
        <chart:title svg:x="4.107cm" svg:y="0.083cm" chart:style-name="ch2">
          <text:p>Error for Kernel inversion</text:p>
        </chart:title>
        <chart:plot-area chart:style-name="ch3" table:cell-range-address="Sheet1.B4:Sheet1.G5" svg:x="0.899cm" svg:y="0.736cm" svg:width="10.741cm" svg:height="4.48cm">
          <chart:coordinate-region svg:x="2.632cm" svg:y="0.936cm" svg:width="8.543cm" svg:height="3.633cm"/>
          <chart:axis chart:dimension="x" chart:name="primary-x" chart:style-name="ch4">
            <chart:title svg:x="5.272cm" svg:y="5.16cm" chart:style-name="ch5">
              <text:p>Problem size</text:p>
            </chart:title>
          </chart:axis>
          <chart:axis chart:dimension="y" chart:name="primary-y" chart:style-name="ch6">
            <chart:title svg:x="0.062cm" svg:y="3.47cm" chart:style-name="ch7">
              <text:p>Errors</text:p>
            </chart:title>
          </chart:axis>
          <chart:series chart:style-name="ch8" chart:values-cell-range-address="Sheet1.B5:Sheet1.G5" chart:class="chart:scatter">
            <chart:domain table:cell-range-address="Sheet1.B4:Sheet1.G4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Sheet1.B4:Sheet1.G4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047406">
                <text:p>0.047406</text:p>
                <draw:g>
                  <svg:desc>Sheet1.B5:Sheet1.G5</svg:desc>
                </draw:g>
              </table:table-cell>
              <table:table-cell office:value-type="float" office:value="0.072757">
                <text:p>0.072757</text:p>
              </table:table-cell>
              <table:table-cell office:value-type="float" office:value="0.098603">
                <text:p>0.098603</text:p>
              </table:table-cell>
              <table:table-cell office:value-type="float" office:value="0.14304">
                <text:p>0.14304</text:p>
              </table:table-cell>
              <table:table-cell office:value-type="float" office:value="0.21473">
                <text:p>0.21473</text:p>
              </table:table-cell>
              <table:table-cell office:value-type="float" office:value="0.381">
                <text:p>0.3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72cm" svg:height="5.72cm" xlink:href=".." xlink:type="simple" chart:class="chart:scatter" chart:style-name="ch1">
        <chart:title svg:x="4.107cm" svg:y="0.084cm" chart:style-name="ch2">
          <text:p>Error for Kernel inversion</text:p>
        </chart:title>
        <chart:plot-area chart:style-name="ch3" table:cell-range-address="Sheet1.B11:Sheet1.G12" svg:x="0.899cm" svg:y="0.737cm" svg:width="10.741cm" svg:height="4.479cm">
          <chart:coordinate-region svg:x="2.632cm" svg:y="0.936cm" svg:width="8.543cm" svg:height="3.633cm"/>
          <chart:axis chart:dimension="x" chart:name="primary-x" chart:style-name="ch4">
            <chart:title svg:x="5.272cm" svg:y="5.16cm" chart:style-name="ch5">
              <text:p>Problem size</text:p>
            </chart:title>
          </chart:axis>
          <chart:axis chart:dimension="y" chart:name="primary-y" chart:style-name="ch6">
            <chart:title svg:x="0.062cm" svg:y="3.47cm" chart:style-name="ch7">
              <text:p>Errors</text:p>
            </chart:title>
          </chart:axis>
          <chart:series chart:style-name="ch8" chart:values-cell-range-address="Sheet1.B12:Sheet1.G12" chart:class="chart:scatter">
            <chart:domain table:cell-range-address="Sheet1.B11:Sheet1.G11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Sheet1.B11:Sheet1.G11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0007255">
                <text:p>0.0007255</text:p>
                <draw:g>
                  <svg:desc>Sheet1.B12:Sheet1.G12</svg:desc>
                </draw:g>
              </table:table-cell>
              <table:table-cell office:value-type="float" office:value="0.00098658">
                <text:p>0.00098658</text:p>
              </table:table-cell>
              <table:table-cell office:value-type="float" office:value="0.0018667">
                <text:p>0.0018667</text:p>
              </table:table-cell>
              <table:table-cell office:value-type="float" office:value="0.0033524">
                <text:p>0.0033524</text:p>
              </table:table-cell>
              <table:table-cell office:value-type="float" office:value="0.0071136">
                <text:p>0.0071136</text:p>
              </table:table-cell>
              <table:table-cell office:value-type="float" office:value="0.0074451">
                <text:p>0.00744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9cm" svg:height="6.515cm" xlink:href=".." xlink:type="simple" chart:class="chart:scatter" chart:style-name="ch1">
        <chart:title svg:x="4.511cm" svg:y="0.266cm" chart:style-name="ch2">
          <text:p>Time</text:p>
        </chart:title>
        <chart:plot-area chart:style-name="ch3" table:cell-range-address="Sheet1.B4:Sheet1.G4 Sheet1.B7:Sheet1.G7" svg:x="1.214cm" svg:y="1.175cm" svg:width="8.752cm" svg:height="4.229cm">
          <chart:coordinate-region svg:x="2.021cm" svg:y="1.374cm" svg:width="7.803cm" svg:height="2.845cm"/>
          <chart:axis chart:dimension="x" chart:name="primary-x" chart:style-name="ch4">
            <chart:title svg:x="4.593cm" svg:y="5.534cm" chart:style-name="ch5">
              <text:p>Problem size</text:p>
            </chart:title>
          </chart:axis>
          <chart:axis chart:dimension="y" chart:name="primary-y" chart:style-name="ch6">
            <chart:title svg:x="0.451cm" svg:y="3.703cm" chart:style-name="ch7">
              <text:p>Time</text:p>
            </chart:title>
          </chart:axis>
          <chart:series chart:style-name="ch8" chart:values-cell-range-address="Sheet1.B7:Sheet1.G7" chart:class="chart:scatter">
            <chart:domain table:cell-range-address="Sheet1.B4:Sheet1.G4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Sheet1.B4:Sheet1.G4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45">
                <text:p>0.45</text:p>
                <draw:g>
                  <svg:desc>Sheet1.B7:Sheet1.G7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14.3">
                <text:p>14.3</text:p>
              </table:table-cell>
              <table:table-cell office:value-type="float" office:value="84.3">
                <text:p>84.3</text:p>
              </table:table-cell>
              <table:table-cell office:value-type="float" office:value="549.5">
                <text:p>549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61cm" svg:height="6.414cm" xlink:href=".." xlink:type="simple" chart:class="chart:bar" chart:style-name="ch1">
        <chart:title svg:x="3.213cm" svg:y="0.264cm" chart:style-name="ch2">
          <text:p>Strong Scaling 8192 GP </text:p>
        </chart:title>
        <chart:plot-area chart:style-name="ch3" table:cell-range-address="Scaling.B5:Scaling.B11 Scaling.G5:Scaling.G11" chart:data-source-has-labels="row" svg:x="1.24cm" svg:y="1.171cm" svg:width="9.992cm" svg:height="4.134cm">
          <chart:coordinate-region svg:x="1.861cm" svg:y="1.37cm" svg:width="9.371cm" svg:height="3.288cm"/>
          <chart:axis chart:dimension="x" chart:name="primary-x" chart:style-name="ch4">
            <chart:title svg:x="4.446cm" svg:y="5.433cm" chart:style-name="ch5">
              <text:p>Number of threads OMP</text:p>
            </chart:title>
          </chart:axis>
          <chart:axis chart:dimension="y" chart:name="primary-y" chart:style-name="ch6">
            <chart:title svg:x="0.451cm" svg:y="3.983cm" chart:style-name="ch7">
              <text:p>SpeedUp</text:p>
            </chart:title>
            <chart:grid chart:style-name="ch8" chart:class="major"/>
          </chart:axis>
          <chart:series chart:style-name="ch9" chart:values-cell-range-address="Scaling.B5:Scaling.B11" loext:label-string="ideal" chart:class="chart:bar">
            <chart:data-point chart:repeated="7"/>
          </chart:series>
          <chart:series chart:style-name="ch10" chart:values-cell-range-address="Scaling.G5:Scaling.G11" loext:label-string="implementation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</table:table-cell>
              <table:table-cell office:value-type="string">
                <text:p>implement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ing.B5:Scaling.B11</svg:desc>
                </draw:g>
              </table:table-cell>
              <table:table-cell office:value-type="float" office:value="1">
                <text:p>1</text:p>
                <draw:g>
                  <svg:desc>Scaling.G5:Scaling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62036118277436">
                <text:p>1.62036118277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1657824933687">
                <text:p>2.16578249336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.24190005491488">
                <text:p>2.24190005491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32621082621083">
                <text:p>2.32621082621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.35302593659942">
                <text:p>2.35302593659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2.17849519743863">
                <text:p>2.178495197438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1.62cm" svg:height="6.392cm" xlink:href=".." xlink:type="simple" chart:class="chart:bar" chart:style-name="ch1">
        <chart:title svg:x="3.213cm" svg:y="0.263cm" chart:style-name="ch2">
          <text:p>Strong Scaling 8192 KRR</text:p>
        </chart:title>
        <chart:plot-area chart:style-name="ch3" table:cell-range-address="Scaling.B15:Scaling.B21 Scaling.G15:Scaling.G21" chart:data-source-has-labels="row" svg:x="1.243cm" svg:y="1.169cm" svg:width="10.145cm" svg:height="4.115cm">
          <chart:coordinate-region svg:x="1.864cm" svg:y="1.368cm" svg:width="9.524cm" svg:height="3.269cm"/>
          <chart:axis chart:dimension="x" chart:name="primary-x" chart:style-name="ch4">
            <chart:title svg:x="4.525cm" svg:y="5.411cm" chart:style-name="ch5">
              <text:p>Number of threads OMP</text:p>
            </chart:title>
          </chart:axis>
          <chart:axis chart:dimension="y" chart:name="primary-y" chart:style-name="ch6">
            <chart:title svg:x="0.451cm" svg:y="3.971cm" chart:style-name="ch7">
              <text:p>SpeedUp</text:p>
            </chart:title>
            <chart:grid chart:style-name="ch8" chart:class="major"/>
          </chart:axis>
          <chart:series chart:style-name="ch9" chart:values-cell-range-address="Scaling.B15:Scaling.B21" loext:label-string="ideal" chart:class="chart:bar">
            <chart:data-point chart:repeated="7"/>
          </chart:series>
          <chart:series chart:style-name="ch10" chart:values-cell-range-address="Scaling.G15:Scaling.G21" loext:label-string="implementaion" chart:class="chart:bar">
            <chart:data-point chart:repeated="7"/>
          </chart:series>
          <chart:wall chart:style-name="ch11"/>
          <chart:floor chart:style-name="ch12"/>
        </chart:plot-area>
        <draw:frame draw:style-name="gr1" draw:text-style-name="P1" svg:width="2.769cm" svg:height="1.097cm" svg:x="0.443cm" svg:y="5.072cm">
          <draw:image xlink:href="Pictures/2000002F00000AD100000449E4B288807843F45B.svm" xlink:type="simple" xlink:show="embed" xlink:actuate="onLoad" draw:mime-type="image/x-svm">
            <text:p/>
          </draw:image>
          <draw:image xlink:href="Pictures/100000010000006A0000002AA31CDED975DB29A4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</table:table-cell>
              <table:table-cell office:value-type="string">
                <text:p>implementa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ing.B15:Scaling.B21</svg:desc>
                </draw:g>
              </table:table-cell>
              <table:table-cell office:value-type="float" office:value="1">
                <text:p>1</text:p>
                <draw:g>
                  <svg:desc>Scaling.G15:Scaling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3954910202522">
                <text:p>1.53954910202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16612903225806">
                <text:p>2.16612903225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.37139493819894">
                <text:p>2.37139493819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64196721311475">
                <text:p>2.64196721311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.42710843373494">
                <text:p>2.42710843373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2.30954428202923">
                <text:p>2.309544282029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61cm" svg:height="6.414cm" xlink:href=".." xlink:type="simple" chart:class="chart:bar" chart:style-name="ch1">
        <chart:title svg:x="3.543cm" svg:y="0.263cm" chart:style-name="ch2">
          <text:p>Strong Scaling 16384
 GP </text:p>
        </chart:title>
        <chart:plot-area chart:style-name="ch3" table:cell-range-address="Scaling.B5:Scaling.B11 Scaling.H5:Scaling.H11" chart:data-source-has-labels="row" svg:x="1.24cm" svg:y="1.674cm" svg:width="9.992cm" svg:height="3.631cm">
          <chart:coordinate-region svg:x="1.861cm" svg:y="1.874cm" svg:width="9.371cm" svg:height="2.784cm"/>
          <chart:axis chart:dimension="x" chart:name="primary-x" chart:style-name="ch4">
            <chart:title svg:x="4.446cm" svg:y="5.433cm" chart:style-name="ch5">
              <text:p>Number of threads OMP</text:p>
            </chart:title>
          </chart:axis>
          <chart:axis chart:dimension="y" chart:name="primary-y" chart:style-name="ch6">
            <chart:title svg:x="0.451cm" svg:y="4.234cm" chart:style-name="ch7">
              <text:p>SpeedUp</text:p>
            </chart:title>
            <chart:grid chart:style-name="ch8" chart:class="major"/>
          </chart:axis>
          <chart:series chart:style-name="ch9" chart:values-cell-range-address="Scaling.B5:Scaling.B11" loext:label-string="ideal" chart:class="chart:bar">
            <chart:data-point chart:repeated="7"/>
          </chart:series>
          <chart:series chart:style-name="ch10" chart:values-cell-range-address="Scaling.H5:Scaling.H11" loext:label-string="implementation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</table:table-cell>
              <table:table-cell office:value-type="string">
                <text:p>implement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ing.B5:Scaling.B11</svg:desc>
                </draw:g>
              </table:table-cell>
              <table:table-cell office:value-type="float" office:value="1">
                <text:p>1</text:p>
                <draw:g>
                  <svg:desc>Scaling.H5:Scaling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1006757518048">
                <text:p>1.51006757518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5944532054127">
                <text:p>2.5944532054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.02039245863794">
                <text:p>3.02039245863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.48733896046202">
                <text:p>3.48733896046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.60280618935222">
                <text:p>3.60280618935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.50625319040327">
                <text:p>3.506253190403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1.62cm" svg:height="6.392cm" xlink:href=".." xlink:type="simple" chart:class="chart:bar" chart:style-name="ch1">
        <chart:title svg:x="3.557cm" svg:y="0.262cm" chart:style-name="ch2">
          <text:p>Strong Scaling 16384 
KRR</text:p>
        </chart:title>
        <chart:plot-area chart:style-name="ch3" table:cell-range-address="Scaling.B15:Scaling.B21 Scaling.H15:Scaling.H21" chart:data-source-has-labels="row" svg:x="1.243cm" svg:y="1.672cm" svg:width="10.145cm" svg:height="3.612cm">
          <chart:coordinate-region svg:x="1.864cm" svg:y="1.871cm" svg:width="9.524cm" svg:height="2.766cm"/>
          <chart:axis chart:dimension="x" chart:name="primary-x" chart:style-name="ch4">
            <chart:title svg:x="4.525cm" svg:y="5.411cm" chart:style-name="ch5">
              <text:p>Number of threads OMP</text:p>
            </chart:title>
          </chart:axis>
          <chart:axis chart:dimension="y" chart:name="primary-y" chart:style-name="ch6">
            <chart:title svg:x="0.451cm" svg:y="4.223cm" chart:style-name="ch7">
              <text:p>SpeedUp</text:p>
            </chart:title>
            <chart:grid chart:style-name="ch8" chart:class="major"/>
          </chart:axis>
          <chart:series chart:style-name="ch9" chart:values-cell-range-address="Scaling.B15:Scaling.B21" loext:label-string="ideal" chart:class="chart:bar">
            <chart:data-point chart:repeated="7"/>
          </chart:series>
          <chart:series chart:style-name="ch10" chart:values-cell-range-address="Scaling.H15:Scaling.H21" loext:label-string="implementaion" chart:class="chart:bar">
            <chart:data-point chart:repeated="7"/>
          </chart:series>
          <chart:wall chart:style-name="ch11"/>
          <chart:floor chart:style-name="ch12"/>
        </chart:plot-area>
        <draw:frame draw:style-name="gr1" draw:text-style-name="P1" svg:width="2.769cm" svg:height="1.097cm" svg:x="0.443cm" svg:y="5.072cm">
          <draw:image xlink:href="Pictures/2000002F00000AD100000449E4B288807843F45B.svm" xlink:type="simple" xlink:show="embed" xlink:actuate="onLoad" draw:mime-type="image/x-svm">
            <text:p/>
          </draw:image>
          <draw:image xlink:href="Pictures/100000010000006A0000002AA31CDED975DB29A4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</table:table-cell>
              <table:table-cell office:value-type="string">
                <text:p>implementa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ing.B15:Scaling.B21</svg:desc>
                </draw:g>
              </table:table-cell>
              <table:table-cell office:value-type="float" office:value="1">
                <text:p>1</text:p>
                <draw:g>
                  <svg:desc>Scaling.H15:Scaling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9626275719789">
                <text:p>1.89626275719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05797144118946">
                <text:p>3.057971441189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.79486729802408">
                <text:p>3.794867298024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.23167810172585">
                <text:p>4.23167810172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4.49246526756518">
                <text:p>4.49246526756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4.56585194302796">
                <text:p>4.565851943027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